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4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4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8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13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4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5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16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19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0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1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22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25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6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7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28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31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2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33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34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4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0.00pt" fo:font-weight="bold" fo:font-family="Arial" style:font-family-asian="Arial" style:font-family-complex="Arial" fo:background-color="transparent" fo:color="#008000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6" style:family="text">
      <style:text-properties fo:font-size="10.00pt" fo:font-weight="normal" fo:font-family="Arial" style:font-family-asian="Arial" style:font-family-complex="Arial" fo:background-color="transparent" fo:color="#ff0000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righ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right"/>
    </style:style>
    <style:style style:name="P4" style:family="paragraph">
      <style:paragraph-properties fo:line-height="100.00%" fo:text-align="right" fo:margin-top="6.00pt"/>
    </style:style>
    <style:style style:name="P5" style:family="paragraph">
      <style:paragraph-properties fo:line-height="100.00%" fo:text-align="right"/>
    </style:style>
    <style:style style:name="P6" style:family="paragraph">
      <style:paragraph-properties fo:line-height="100.00%" fo:text-align="right" fo:margin-top="6.00pt"/>
    </style:style>
    <style:style style:name="P7" style:family="paragraph">
      <style:paragraph-properties fo:line-height="100.00%" fo:text-align="right"/>
    </style:style>
    <style:style style:name="P8" style:family="paragraph">
      <style:paragraph-properties fo:line-height="100.00%" fo:text-align="right" fo:margin-top="6.00p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center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top="6.00pt">
        <style:tab-stops>
          <style:tab-stop style:position="24.00pt"/>
          <style:tab-stop style:position="696.00pt" style:type="right" style:leader-style="dotted"/>
          <style:tab-stop style:position="728.45pt" style:type="right" style:leader-style="dotted"/>
        </style:tab-stops>
      </style:paragraph-properties>
    </style:style>
    <style:style style:name="P13" style:family="paragraph">
      <style:paragraph-properties fo:line-height="100.00%" fo:text-align="center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>
        <style:tab-stops>
          <style:tab-stop style:position="24.00pt"/>
          <style:tab-stop style:position="324.00pt" style:type="center"/>
          <style:tab-stop style:position="648.00pt" style:type="right"/>
        </style:tab-stops>
      </style:paragraph-properties>
    </style:style>
    <style:style style:name="P16" style:family="paragraph">
      <style:paragraph-properties fo:line-height="100.00%" fo:text-align="left">
        <style:tab-stops>
          <style:tab-stop style:position="24.00pt"/>
          <style:tab-stop style:position="324.00pt" style:type="center"/>
          <style:tab-stop style:position="648.00pt" style:type="right"/>
        </style:tab-stops>
      </style:paragraph-properties>
    </style:style>
    <style:style style:name="P17" style:family="paragraph">
      <style:paragraph-properties fo:line-height="100.00%" fo:text-align="left" fo:margin-top="3.00pt" fo:margin-bottom="3.00pt">
        <style:tab-stops>
          <style:tab-stop style:position="48.00pt"/>
          <style:tab-stop style:position="357.50pt"/>
          <style:tab-stop style:position="456.50pt"/>
        </style:tab-stops>
      </style:paragraph-properties>
    </style:style>
    <style:style style:name="P18" style:family="paragraph">
      <style:paragraph-properties fo:line-height="100.00%" fo:text-align="left" fo:margin-top="3.00pt" fo:margin-bottom="3.00pt">
        <style:tab-stops>
          <style:tab-stop style:position="48.00pt"/>
          <style:tab-stop style:position="357.50pt"/>
          <style:tab-stop style:position="468.00pt"/>
        </style:tab-stops>
      </style:paragraph-properties>
    </style:style>
    <style:style style:name="P19" style:family="paragraph">
      <style:paragraph-properties fo:line-height="100.00%" fo:text-align="left" fo:margin-top="3.00pt" fo:margin-bottom="3.00pt">
        <style:tab-stops>
          <style:tab-stop style:position="48.00pt"/>
          <style:tab-stop style:position="357.50pt"/>
          <style:tab-stop style:position="456.50pt"/>
          <style:tab-stop style:position="468.00pt"/>
        </style:tab-stops>
      </style:paragraph-properties>
    </style:style>
    <style:style style:name="P20" style:family="paragraph">
      <style:paragraph-properties fo:line-height="100.00%" fo:text-align="left" fo:margin-top="3.00pt" fo:margin-bottom="3.00pt">
        <style:tab-stops>
          <style:tab-stop style:position="48.00pt"/>
          <style:tab-stop style:position="357.50pt"/>
          <style:tab-stop style:position="468.00pt"/>
        </style:tab-stops>
      </style:paragraph-properties>
    </style:style>
    <style:style style:name="P21" style:family="paragraph">
      <style:paragraph-properties fo:line-height="100.00%" fo:text-align="left" fo:margin-top="3.00pt" fo:margin-bottom="3.00pt">
        <style:tab-stops>
          <style:tab-stop style:position="48.00pt"/>
          <style:tab-stop style:position="357.50pt"/>
          <style:tab-stop style:position="468.00pt"/>
        </style:tab-stops>
      </style:paragraph-properties>
    </style:style>
    <style:style style:name="P22" style:family="paragraph">
      <style:paragraph-properties fo:line-height="100.00%" fo:text-align="left"/>
    </style:style>
    <text:list-style style:name="L2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3" style:family="paragraph">
      <style:paragraph-properties fo:line-height="100.00%" fo:text-align="left" fo:margin-left="18.00pt" fo:text-indent="-18.00pt" fo:margin-top="12.00pt" fo:margin-bottom="3.00pt">
        <style:tab-stops>
          <style:tab-stop style:position="21.30pt"/>
        </style:tab-stops>
      </style:paragraph-properties>
    </style:style>
    <style:style style:name="P24" style:family="paragraph">
      <style:paragraph-properties fo:line-height="100.00%" fo:text-align="justify" fo:margin-left="47.90pt" fo:text-indent="0.00pt"/>
    </style:style>
    <style:style style:name="P25" style:family="paragraph">
      <style:paragraph-properties fo:line-height="100.00%" fo:text-align="left" fo:margin-left="23.75pt" fo:text-indent="-5.40pt">
        <style:tab-stops>
          <style:tab-stop style:position="11.65pt" style:type="right"/>
          <style:tab-stop style:position="3381.55pt"/>
          <style:tab-stop style:position="54096.30pt" style:char="." style:type="char"/>
          <style:tab-stop style:position="807259.45pt" style:type="right"/>
          <style:tab-stop style:position="309.15pt" style:type="center"/>
          <style:tab-stop style:position="3381.55pt"/>
        </style:tab-stops>
      </style:paragraph-properties>
    </style:style>
    <style:style style:name="P26" style:family="paragraph">
      <style:paragraph-properties fo:line-height="100.00%" fo:text-align="center" fo:margin-left="-6.00pt" fo:text-indent="0.00pt" fo:margin-right="-2.50pt" fo:margin-top="6.00pt" fo:margin-bottom="6.00pt"/>
    </style:style>
    <style:style style:name="P27" style:family="paragraph">
      <style:paragraph-properties fo:line-height="100.00%" fo:text-align="center" fo:margin-top="6.00pt" fo:margin-bottom="6.00pt"/>
    </style:style>
    <style:style style:name="P28" style:family="paragraph">
      <style:paragraph-properties fo:line-height="100.00%" fo:text-align="center" fo:margin-top="6.00pt"/>
    </style:style>
    <style:style style:name="P29" style:family="paragraph">
      <style:paragraph-properties fo:line-height="100.00%" fo:text-align="center" fo:margin-bottom="6.00pt"/>
    </style:style>
    <style:style style:name="P30" style:family="paragraph">
      <style:paragraph-properties fo:line-height="100.00%" fo:text-align="center" fo:margin-top="6.00pt" fo:margin-bottom="6.00pt"/>
    </style:style>
    <style:style style:name="P31" style:family="paragraph">
      <style:paragraph-properties fo:line-height="100.00%" fo:text-align="left" fo:margin-left="23.75pt" fo:text-indent="-5.40pt">
        <style:tab-stops>
          <style:tab-stop style:position="11.65pt" style:type="right"/>
          <style:tab-stop style:position="3381.55pt"/>
          <style:tab-stop style:position="54096.30pt" style:char="." style:type="char"/>
          <style:tab-stop style:position="807259.45pt" style:type="right"/>
          <style:tab-stop style:position="309.15pt" style:type="center"/>
          <style:tab-stop style:position="3381.55pt"/>
        </style:tab-stops>
      </style:paragraph-properties>
    </style:style>
    <style:style style:name="P32" style:family="paragraph">
      <style:paragraph-properties fo:line-height="100.00%" fo:text-align="left" fo:margin-left="23.75pt" fo:text-indent="-5.40pt">
        <style:tab-stops>
          <style:tab-stop style:position="11.65pt"/>
          <style:tab-stop style:position="3381.55pt"/>
          <style:tab-stop style:position="421097.90pt" style:type="right"/>
          <style:tab-stop style:position="-23.75pt"/>
          <style:tab-stop style:position="24.30pt"/>
          <style:tab-stop style:position="3381.55pt"/>
          <style:tab-stop style:position="421097.90pt" style:type="right"/>
        </style:tab-stops>
      </style:paragraph-properties>
    </style:style>
    <style:style style:name="P33" style:family="paragraph">
      <style:paragraph-properties fo:line-height="100.00%" fo:text-align="center" fo:margin-left="-6.00pt" fo:text-indent="0.00pt" fo:margin-top="6.00pt" fo:margin-bottom="6.00pt"/>
    </style:style>
    <style:style style:name="P34" style:family="paragraph">
      <style:paragraph-properties fo:line-height="100.00%" fo:text-align="center" fo:margin-top="6.00pt" fo:margin-bottom="6.00pt"/>
    </style:style>
    <style:style style:name="P35" style:family="paragraph">
      <style:paragraph-properties fo:line-height="100.00%" fo:text-align="left" fo:margin-top="6.00pt" fo:margin-bottom="6.00pt"/>
    </style:style>
    <style:style style:name="P36" style:family="paragraph">
      <style:paragraph-properties fo:line-height="100.00%" fo:text-align="center" fo:margin-top="6.00pt" fo:margin-bottom="6.00pt"/>
    </style:style>
    <style:style style:name="P37" style:family="paragraph">
      <style:paragraph-properties fo:line-height="100.00%" fo:text-align="left" fo:margin-left="23.75pt" fo:text-indent="-5.40pt">
        <style:tab-stops>
          <style:tab-stop style:position="11.65pt"/>
          <style:tab-stop style:position="3381.55pt"/>
          <style:tab-stop style:position="421097.90pt" style:type="right"/>
          <style:tab-stop style:position="-23.75pt"/>
          <style:tab-stop style:position="24.30pt"/>
          <style:tab-stop style:position="3381.55pt"/>
          <style:tab-stop style:position="421097.90pt" style:type="right"/>
        </style:tab-stops>
      </style:paragraph-properties>
    </style:style>
    <style:style style:name="P38" style:family="paragraph">
      <style:paragraph-properties fo:line-height="100.00%" fo:text-align="center" fo:margin-left="-6.00pt" fo:text-indent="0.00pt" fo:margin-top="6.00pt" fo:margin-bottom="6.00pt"/>
    </style:style>
    <style:style style:name="P39" style:family="paragraph">
      <style:paragraph-properties fo:line-height="100.00%" fo:text-align="center" fo:margin-top="6.00pt" fo:margin-bottom="6.00pt">
        <style:tab-stops>
          <style:tab-stop style:position="220.95pt" style:type="center"/>
          <style:tab-stop style:position="324.00pt" style:type="center"/>
          <style:tab-stop style:position="441.90pt" style:type="right"/>
          <style:tab-stop style:position="648.00pt" style:type="right"/>
        </style:tab-stops>
      </style:paragraph-properties>
    </style:style>
    <style:style style:name="P40" style:family="paragraph">
      <style:paragraph-properties fo:line-height="100.00%" fo:text-align="left" fo:margin-top="6.00pt" fo:margin-bottom="6.00pt">
        <style:tab-stops>
          <style:tab-stop style:position="220.95pt" style:type="center"/>
          <style:tab-stop style:position="324.00pt" style:type="center"/>
          <style:tab-stop style:position="441.90pt" style:type="right"/>
          <style:tab-stop style:position="648.00pt" style:type="right"/>
        </style:tab-stops>
      </style:paragraph-properties>
    </style:style>
    <style:style style:name="P41" style:family="paragraph">
      <style:paragraph-properties fo:line-height="100.00%" fo:text-align="center" fo:margin-top="6.00pt" fo:margin-bottom="6.00pt"/>
    </style:style>
    <style:style style:name="P42" style:family="paragraph">
      <style:paragraph-properties fo:line-height="100.00%" fo:text-align="left" fo:margin-left="23.75pt" fo:text-indent="-5.40pt">
        <style:tab-stops>
          <style:tab-stop style:position="11.65pt"/>
          <style:tab-stop style:position="3381.55pt"/>
          <style:tab-stop style:position="421097.90pt" style:type="right"/>
          <style:tab-stop style:position="-23.75pt"/>
          <style:tab-stop style:position="24.30pt"/>
          <style:tab-stop style:position="3381.55pt"/>
          <style:tab-stop style:position="421097.90pt" style:type="right"/>
        </style:tab-stops>
      </style:paragraph-properties>
    </style:style>
    <style:style style:name="P43" style:family="paragraph">
      <style:paragraph-properties fo:line-height="100.00%" fo:text-align="center" fo:margin-left="-6.00pt" fo:text-indent="0.00pt" fo:margin-top="6.00pt" fo:margin-bottom="6.00pt"/>
    </style:style>
    <style:style style:name="P44" style:family="paragraph">
      <style:paragraph-properties fo:line-height="100.00%" fo:text-align="center" fo:margin-top="6.00pt" fo:margin-bottom="6.00pt">
        <style:tab-stops>
          <style:tab-stop style:position="220.95pt" style:type="center"/>
          <style:tab-stop style:position="324.00pt" style:type="center"/>
          <style:tab-stop style:position="441.90pt" style:type="right"/>
          <style:tab-stop style:position="648.00pt" style:type="right"/>
        </style:tab-stops>
      </style:paragraph-properties>
    </style:style>
    <style:style style:name="P45" style:family="paragraph">
      <style:paragraph-properties fo:line-height="100.00%" fo:text-align="left" fo:margin-top="6.00pt" fo:margin-bottom="6.00pt">
        <style:tab-stops>
          <style:tab-stop style:position="220.95pt" style:type="center"/>
          <style:tab-stop style:position="324.00pt" style:type="center"/>
          <style:tab-stop style:position="441.90pt" style:type="right"/>
          <style:tab-stop style:position="648.00pt" style:type="right"/>
        </style:tab-stops>
      </style:paragraph-properties>
    </style:style>
    <style:style style:name="P46" style:family="paragraph">
      <style:paragraph-properties fo:line-height="100.00%" fo:text-align="center" fo:margin-top="6.00pt" fo:margin-bottom="6.00pt"/>
    </style:style>
    <style:style style:name="P47" style:family="paragraph">
      <style:paragraph-properties fo:line-height="100.00%" fo:text-align="left" fo:margin-left="23.75pt" fo:text-indent="-5.40pt">
        <style:tab-stops>
          <style:tab-stop style:position="11.65pt"/>
          <style:tab-stop style:position="3381.55pt"/>
          <style:tab-stop style:position="421097.90pt" style:type="right"/>
          <style:tab-stop style:position="-23.75pt"/>
          <style:tab-stop style:position="24.30pt"/>
          <style:tab-stop style:position="3381.55pt"/>
          <style:tab-stop style:position="421097.90pt" style:type="right"/>
        </style:tab-stops>
      </style:paragraph-properties>
    </style:style>
    <style:style style:name="P48" style:family="paragraph">
      <style:paragraph-properties fo:line-height="100.00%" fo:text-align="center" fo:margin-left="-6.00pt" fo:text-indent="0.00pt" fo:margin-top="6.00pt" fo:margin-bottom="6.00pt"/>
    </style:style>
    <style:style style:name="P49" style:family="paragraph">
      <style:paragraph-properties fo:line-height="100.00%" fo:text-align="center" fo:margin-top="6.00pt" fo:margin-bottom="6.00pt">
        <style:tab-stops>
          <style:tab-stop style:position="220.95pt" style:type="center"/>
          <style:tab-stop style:position="324.00pt" style:type="center"/>
          <style:tab-stop style:position="441.90pt" style:type="right"/>
          <style:tab-stop style:position="648.00pt" style:type="right"/>
        </style:tab-stops>
      </style:paragraph-properties>
    </style:style>
    <style:style style:name="P50" style:family="paragraph">
      <style:paragraph-properties fo:line-height="100.00%" fo:text-align="left" fo:margin-top="6.00pt" fo:margin-bottom="6.00pt">
        <style:tab-stops>
          <style:tab-stop style:position="220.95pt" style:type="center"/>
          <style:tab-stop style:position="324.00pt" style:type="center"/>
          <style:tab-stop style:position="441.90pt" style:type="right"/>
          <style:tab-stop style:position="648.00pt" style:type="right"/>
        </style:tab-stops>
      </style:paragraph-properties>
    </style:style>
    <style:style style:name="P51" style:family="paragraph">
      <style:paragraph-properties fo:line-height="100.00%" fo:text-align="center" fo:margin-top="6.00pt" fo:margin-bottom="6.00pt"/>
    </style:style>
    <style:style style:name="P52" style:family="paragraph">
      <style:paragraph-properties fo:line-height="100.00%" fo:text-align="left" fo:margin-left="23.75pt" fo:text-indent="-5.40pt">
        <style:tab-stops>
          <style:tab-stop style:position="11.65pt"/>
          <style:tab-stop style:position="3381.55pt"/>
          <style:tab-stop style:position="421097.90pt" style:type="right"/>
          <style:tab-stop style:position="-23.75pt"/>
          <style:tab-stop style:position="24.30pt"/>
          <style:tab-stop style:position="3381.55pt"/>
          <style:tab-stop style:position="421097.90pt" style:type="right"/>
        </style:tab-stops>
      </style:paragraph-properties>
    </style:style>
    <style:style style:name="P53" style:family="paragraph">
      <style:paragraph-properties fo:line-height="100.00%" fo:text-align="center" fo:margin-left="-6.00pt" fo:text-indent="0.00pt" fo:margin-top="6.00pt" fo:margin-bottom="6.00pt"/>
    </style:style>
    <style:style style:name="P54" style:family="paragraph">
      <style:paragraph-properties fo:line-height="100.00%" fo:text-align="center" fo:margin-top="6.00pt" fo:margin-bottom="6.00pt">
        <style:tab-stops>
          <style:tab-stop style:position="220.95pt" style:type="center"/>
          <style:tab-stop style:position="324.00pt" style:type="center"/>
          <style:tab-stop style:position="441.90pt" style:type="right"/>
          <style:tab-stop style:position="648.00pt" style:type="right"/>
        </style:tab-stops>
      </style:paragraph-properties>
    </style:style>
    <style:style style:name="P55" style:family="paragraph">
      <style:paragraph-properties fo:line-height="100.00%" fo:text-align="left" fo:margin-top="6.00pt" fo:margin-bottom="6.00pt">
        <style:tab-stops>
          <style:tab-stop style:position="220.95pt" style:type="center"/>
          <style:tab-stop style:position="324.00pt" style:type="center"/>
          <style:tab-stop style:position="441.90pt" style:type="right"/>
          <style:tab-stop style:position="648.00pt" style:type="right"/>
        </style:tab-stops>
      </style:paragraph-properties>
    </style:style>
    <style:style style:name="P56" style:family="paragraph">
      <style:paragraph-properties fo:line-height="100.00%" fo:text-align="center" fo:margin-top="6.00pt" fo:margin-bottom="6.00pt"/>
    </style:style>
    <style:style style:name="P57" style:family="paragraph">
      <style:paragraph-properties fo:line-height="100.00%" fo:text-align="left" fo:margin-left="23.75pt" fo:text-indent="-5.40pt">
        <style:tab-stops>
          <style:tab-stop style:position="11.65pt"/>
          <style:tab-stop style:position="3381.55pt"/>
          <style:tab-stop style:position="421097.90pt" style:type="right"/>
          <style:tab-stop style:position="-23.75pt"/>
          <style:tab-stop style:position="24.30pt"/>
          <style:tab-stop style:position="3381.55pt"/>
          <style:tab-stop style:position="421097.90pt" style:type="right"/>
        </style:tab-stops>
      </style:paragraph-properties>
    </style:style>
    <style:style style:name="P58" style:family="paragraph">
      <style:paragraph-properties fo:line-height="100.00%" fo:text-align="center" fo:margin-left="-6.00pt" fo:text-indent="0.00pt" fo:margin-top="6.00pt" fo:margin-bottom="6.00pt"/>
    </style:style>
    <style:style style:name="P59" style:family="paragraph">
      <style:paragraph-properties fo:line-height="100.00%" fo:text-align="center" fo:margin-top="6.00pt" fo:margin-bottom="6.00pt">
        <style:tab-stops>
          <style:tab-stop style:position="220.95pt" style:type="center"/>
          <style:tab-stop style:position="324.00pt" style:type="center"/>
          <style:tab-stop style:position="441.90pt" style:type="right"/>
          <style:tab-stop style:position="648.00pt" style:type="right"/>
        </style:tab-stops>
      </style:paragraph-properties>
    </style:style>
    <style:style style:name="P60" style:family="paragraph">
      <style:paragraph-properties fo:line-height="100.00%" fo:text-align="left" fo:margin-top="6.00pt" fo:margin-bottom="6.00pt">
        <style:tab-stops>
          <style:tab-stop style:position="220.95pt" style:type="center"/>
          <style:tab-stop style:position="324.00pt" style:type="center"/>
          <style:tab-stop style:position="441.90pt" style:type="right"/>
          <style:tab-stop style:position="648.00pt" style:type="right"/>
        </style:tab-stops>
      </style:paragraph-properties>
    </style:style>
    <style:style style:name="P61" style:family="paragraph">
      <style:paragraph-properties fo:line-height="100.00%" fo:text-align="center" fo:margin-top="6.00pt" fo:margin-bottom="6.00pt"/>
    </style:style>
    <style:style style:name="P62" style:family="paragraph">
      <style:paragraph-properties fo:line-height="100.00%" fo:text-align="left" fo:margin-left="23.75pt" fo:text-indent="-5.40pt">
        <style:tab-stops>
          <style:tab-stop style:position="11.65pt"/>
          <style:tab-stop style:position="3381.55pt"/>
          <style:tab-stop style:position="421097.90pt" style:type="right"/>
          <style:tab-stop style:position="-23.75pt"/>
          <style:tab-stop style:position="24.30pt"/>
          <style:tab-stop style:position="3381.55pt"/>
          <style:tab-stop style:position="421097.90pt" style:type="right"/>
        </style:tab-stops>
      </style:paragraph-properties>
    </style:style>
    <style:style style:name="P63" style:family="paragraph">
      <style:paragraph-properties fo:line-height="100.00%" fo:text-align="left" fo:margin-left="47.90pt" fo:text-indent="0.00pt"/>
    </style:style>
    <text:list-style style:name="L6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4" style:family="paragraph">
      <style:paragraph-properties fo:line-height="100.00%" fo:text-align="left" fo:margin-left="18.00pt" fo:text-indent="-18.00pt" fo:margin-top="12.00pt" fo:margin-bottom="3.00pt">
        <style:tab-stops>
          <style:tab-stop style:position="18.00pt"/>
        </style:tab-stops>
      </style:paragraph-properties>
    </style:style>
    <style:style style:name="P65" style:family="paragraph">
      <style:paragraph-properties fo:line-height="100.00%" fo:text-align="left">
        <style:tab-stops>
          <style:tab-stop style:position="48.00pt"/>
        </style:tab-stops>
      </style:paragraph-properties>
    </style:style>
    <style:style style:name="P66" style:family="paragraph">
      <style:paragraph-properties fo:line-height="100.00%" fo:text-align="left" fo:margin-left="23.15pt" fo:text-indent="-5.40pt">
        <style:tab-stops>
          <style:tab-stop style:position="6.20pt" style:type="center"/>
          <style:tab-stop style:position="3382.15pt"/>
          <style:tab-stop style:position="54096.90pt" style:char="." style:type="char"/>
          <style:tab-stop style:position="810332.05pt"/>
          <style:tab-stop style:position="306.80pt" style:type="center"/>
          <style:tab-stop style:position="3382.15pt"/>
        </style:tab-stops>
      </style:paragraph-properties>
    </style:style>
    <style:style style:name="P67" style:family="paragraph">
      <style:paragraph-properties fo:line-height="100.00%" fo:text-align="center" fo:margin-top="4.00pt" fo:margin-bottom="4.00pt"/>
    </style:style>
    <style:style style:name="P68" style:family="paragraph">
      <style:paragraph-properties fo:line-height="100.00%" fo:text-align="center"/>
    </style:style>
    <style:style style:name="P69" style:family="paragraph">
      <style:paragraph-properties fo:line-height="100.00%" fo:text-align="center" fo:margin-top="4.00pt" fo:margin-bottom="4.00pt"/>
    </style:style>
    <style:style style:name="P70" style:family="paragraph">
      <style:paragraph-properties fo:line-height="100.00%" fo:text-align="left" fo:margin-left="23.15pt" fo:text-indent="-5.40pt">
        <style:tab-stops>
          <style:tab-stop style:position="6.20pt" style:type="center"/>
          <style:tab-stop style:position="3382.15pt"/>
          <style:tab-stop style:position="54096.90pt" style:char="." style:type="char"/>
          <style:tab-stop style:position="810332.05pt"/>
          <style:tab-stop style:position="306.80pt" style:type="center"/>
          <style:tab-stop style:position="3382.15pt"/>
        </style:tab-stops>
      </style:paragraph-properties>
    </style:style>
    <style:style style:name="P71" style:family="paragraph">
      <style:paragraph-properties fo:line-height="100.00%" fo:text-align="left" fo:margin-left="23.15pt" fo:text-indent="-5.40pt">
        <style:tab-stops>
          <style:tab-stop style:position="6.20pt"/>
          <style:tab-stop style:position="3382.15pt"/>
          <style:tab-stop style:position="421098.50pt" style:type="right"/>
          <style:tab-stop style:position="-23.15pt"/>
          <style:tab-stop style:position="21.00pt"/>
          <style:tab-stop style:position="3382.15pt"/>
          <style:tab-stop style:position="421098.50pt" style:type="right"/>
        </style:tab-stops>
      </style:paragraph-properties>
    </style:style>
    <style:style style:name="P72" style:family="paragraph">
      <style:paragraph-properties fo:line-height="100.00%" fo:text-align="center" fo:margin-top="6.00pt" fo:margin-bottom="6.00pt"/>
    </style:style>
    <style:style style:name="P73" style:family="paragraph">
      <style:paragraph-properties fo:line-height="100.00%" fo:text-align="center" fo:margin-top="6.00pt" fo:margin-bottom="6.00pt">
        <style:tab-stops>
          <style:tab-stop style:position="220.95pt" style:type="center"/>
          <style:tab-stop style:position="324.00pt" style:type="center"/>
          <style:tab-stop style:position="441.90pt" style:type="right"/>
          <style:tab-stop style:position="648.00pt" style:type="right"/>
        </style:tab-stops>
      </style:paragraph-properties>
    </style:style>
    <style:style style:name="P74" style:family="paragraph">
      <style:paragraph-properties fo:line-height="100.00%" fo:text-align="left" fo:margin-top="6.00pt" fo:margin-bottom="6.00pt">
        <style:tab-stops>
          <style:tab-stop style:position="220.95pt" style:type="center"/>
          <style:tab-stop style:position="324.00pt" style:type="center"/>
          <style:tab-stop style:position="441.90pt" style:type="right"/>
          <style:tab-stop style:position="648.00pt" style:type="right"/>
        </style:tab-stops>
      </style:paragraph-properties>
    </style:style>
    <style:style style:name="P75" style:family="paragraph">
      <style:paragraph-properties fo:line-height="100.00%" fo:text-align="center" fo:margin-top="6.00pt" fo:margin-bottom="6.00pt"/>
    </style:style>
    <style:style style:name="P76" style:family="paragraph">
      <style:paragraph-properties fo:line-height="100.00%" fo:text-align="left" fo:margin-left="23.15pt" fo:text-indent="-5.40pt">
        <style:tab-stops>
          <style:tab-stop style:position="6.20pt"/>
          <style:tab-stop style:position="3382.15pt"/>
          <style:tab-stop style:position="421098.50pt" style:type="right"/>
          <style:tab-stop style:position="-23.15pt"/>
          <style:tab-stop style:position="21.00pt"/>
          <style:tab-stop style:position="3382.15pt"/>
          <style:tab-stop style:position="421098.50pt" style:type="right"/>
        </style:tab-stops>
      </style:paragraph-properties>
    </style:style>
    <style:style style:name="P77" style:family="paragraph">
      <style:paragraph-properties fo:line-height="100.00%" fo:text-align="center" fo:margin-top="6.00pt" fo:margin-bottom="6.00pt"/>
    </style:style>
    <style:style style:name="P78" style:family="paragraph">
      <style:paragraph-properties fo:line-height="100.00%" fo:text-align="center" fo:margin-top="6.00pt" fo:margin-bottom="6.00pt">
        <style:tab-stops>
          <style:tab-stop style:position="220.95pt" style:type="center"/>
          <style:tab-stop style:position="324.00pt" style:type="center"/>
          <style:tab-stop style:position="441.90pt" style:type="right"/>
          <style:tab-stop style:position="648.00pt" style:type="right"/>
        </style:tab-stops>
      </style:paragraph-properties>
    </style:style>
    <style:style style:name="P79" style:family="paragraph">
      <style:paragraph-properties fo:line-height="100.00%" fo:text-align="left" fo:margin-top="6.00pt" fo:margin-bottom="6.00pt">
        <style:tab-stops>
          <style:tab-stop style:position="220.95pt" style:type="center"/>
          <style:tab-stop style:position="324.00pt" style:type="center"/>
          <style:tab-stop style:position="441.90pt" style:type="right"/>
          <style:tab-stop style:position="648.00pt" style:type="right"/>
        </style:tab-stops>
      </style:paragraph-properties>
    </style:style>
    <style:style style:name="P80" style:family="paragraph">
      <style:paragraph-properties fo:line-height="100.00%" fo:text-align="center" fo:margin-top="6.00pt" fo:margin-bottom="6.00pt"/>
    </style:style>
    <style:style style:name="P81" style:family="paragraph">
      <style:paragraph-properties fo:line-height="100.00%" fo:text-align="left" fo:margin-left="23.15pt" fo:text-indent="-5.40pt">
        <style:tab-stops>
          <style:tab-stop style:position="6.20pt"/>
          <style:tab-stop style:position="3382.15pt"/>
          <style:tab-stop style:position="421098.50pt" style:type="right"/>
          <style:tab-stop style:position="-23.15pt"/>
          <style:tab-stop style:position="21.00pt"/>
          <style:tab-stop style:position="3382.15pt"/>
          <style:tab-stop style:position="421098.50pt" style:type="right"/>
        </style:tab-stops>
      </style:paragraph-properties>
    </style:style>
    <style:style style:name="P82" style:family="paragraph">
      <style:paragraph-properties fo:line-height="100.00%" fo:text-align="center" fo:margin-top="6.00pt" fo:margin-bottom="6.00pt"/>
    </style:style>
    <style:style style:name="P83" style:family="paragraph">
      <style:paragraph-properties fo:line-height="100.00%" fo:text-align="center" fo:margin-top="6.00pt" fo:margin-bottom="6.00pt">
        <style:tab-stops>
          <style:tab-stop style:position="220.95pt" style:type="center"/>
          <style:tab-stop style:position="324.00pt" style:type="center"/>
          <style:tab-stop style:position="441.90pt" style:type="right"/>
          <style:tab-stop style:position="648.00pt" style:type="right"/>
        </style:tab-stops>
      </style:paragraph-properties>
    </style:style>
    <style:style style:name="P84" style:family="paragraph">
      <style:paragraph-properties fo:line-height="100.00%" fo:text-align="left" fo:margin-top="6.00pt" fo:margin-bottom="6.00pt">
        <style:tab-stops>
          <style:tab-stop style:position="220.95pt" style:type="center"/>
          <style:tab-stop style:position="324.00pt" style:type="center"/>
          <style:tab-stop style:position="441.90pt" style:type="right"/>
          <style:tab-stop style:position="648.00pt" style:type="right"/>
        </style:tab-stops>
      </style:paragraph-properties>
    </style:style>
    <style:style style:name="P85" style:family="paragraph">
      <style:paragraph-properties fo:line-height="100.00%" fo:text-align="center" fo:margin-top="6.00pt" fo:margin-bottom="6.00pt"/>
    </style:style>
    <style:style style:name="P86" style:family="paragraph">
      <style:paragraph-properties fo:line-height="100.00%" fo:text-align="left" fo:margin-left="23.15pt" fo:text-indent="-5.40pt">
        <style:tab-stops>
          <style:tab-stop style:position="6.20pt"/>
          <style:tab-stop style:position="3382.15pt"/>
          <style:tab-stop style:position="421098.50pt" style:type="right"/>
          <style:tab-stop style:position="-23.15pt"/>
          <style:tab-stop style:position="21.00pt"/>
          <style:tab-stop style:position="3382.15pt"/>
          <style:tab-stop style:position="421098.50pt" style:type="right"/>
        </style:tab-stops>
      </style:paragraph-properties>
    </style:style>
    <style:style style:name="P87" style:family="paragraph">
      <style:paragraph-properties fo:line-height="100.00%" fo:text-align="center" fo:margin-top="6.00pt" fo:margin-bottom="6.00pt"/>
    </style:style>
    <style:style style:name="P88" style:family="paragraph">
      <style:paragraph-properties fo:line-height="100.00%" fo:text-align="center" fo:margin-top="6.00pt" fo:margin-bottom="6.00pt">
        <style:tab-stops>
          <style:tab-stop style:position="220.95pt" style:type="center"/>
          <style:tab-stop style:position="324.00pt" style:type="center"/>
          <style:tab-stop style:position="441.90pt" style:type="right"/>
          <style:tab-stop style:position="648.00pt" style:type="right"/>
        </style:tab-stops>
      </style:paragraph-properties>
    </style:style>
    <style:style style:name="P89" style:family="paragraph">
      <style:paragraph-properties fo:line-height="100.00%" fo:text-align="left" fo:margin-top="6.00pt" fo:margin-bottom="6.00pt">
        <style:tab-stops>
          <style:tab-stop style:position="220.95pt" style:type="center"/>
          <style:tab-stop style:position="324.00pt" style:type="center"/>
          <style:tab-stop style:position="441.90pt" style:type="right"/>
          <style:tab-stop style:position="648.00pt" style:type="right"/>
        </style:tab-stops>
      </style:paragraph-properties>
    </style:style>
    <style:style style:name="P90" style:family="paragraph">
      <style:paragraph-properties fo:line-height="100.00%" fo:text-align="center" fo:margin-top="6.00pt" fo:margin-bottom="6.00pt"/>
    </style:style>
    <style:style style:name="P91" style:family="paragraph">
      <style:paragraph-properties fo:line-height="100.00%" fo:text-align="left" fo:margin-left="23.15pt" fo:text-indent="-5.40pt">
        <style:tab-stops>
          <style:tab-stop style:position="6.20pt"/>
          <style:tab-stop style:position="3382.15pt"/>
          <style:tab-stop style:position="421098.50pt" style:type="right"/>
          <style:tab-stop style:position="-23.15pt"/>
          <style:tab-stop style:position="21.00pt"/>
          <style:tab-stop style:position="3382.15pt"/>
          <style:tab-stop style:position="421098.50pt" style:type="right"/>
        </style:tab-stops>
      </style:paragraph-properties>
    </style:style>
    <style:style style:name="P92" style:family="paragraph">
      <style:paragraph-properties fo:line-height="100.00%" fo:text-align="center" fo:margin-top="6.00pt" fo:margin-bottom="6.00pt"/>
    </style:style>
    <style:style style:name="P93" style:family="paragraph">
      <style:paragraph-properties fo:line-height="100.00%" fo:text-align="center" fo:margin-top="6.00pt" fo:margin-bottom="6.00pt">
        <style:tab-stops>
          <style:tab-stop style:position="220.95pt" style:type="center"/>
          <style:tab-stop style:position="324.00pt" style:type="center"/>
          <style:tab-stop style:position="441.90pt" style:type="right"/>
          <style:tab-stop style:position="648.00pt" style:type="right"/>
        </style:tab-stops>
      </style:paragraph-properties>
    </style:style>
    <style:style style:name="P94" style:family="paragraph">
      <style:paragraph-properties fo:line-height="100.00%" fo:text-align="left" fo:margin-top="6.00pt" fo:margin-bottom="6.00pt">
        <style:tab-stops>
          <style:tab-stop style:position="220.95pt" style:type="center"/>
          <style:tab-stop style:position="324.00pt" style:type="center"/>
          <style:tab-stop style:position="441.90pt" style:type="right"/>
          <style:tab-stop style:position="648.00pt" style:type="right"/>
        </style:tab-stops>
      </style:paragraph-properties>
    </style:style>
    <style:style style:name="P95" style:family="paragraph">
      <style:paragraph-properties fo:line-height="100.00%" fo:text-align="center" fo:margin-top="6.00pt" fo:margin-bottom="6.00pt"/>
    </style:style>
    <style:style style:name="P96" style:family="paragraph">
      <style:paragraph-properties fo:line-height="100.00%" fo:text-align="left" fo:margin-left="23.15pt" fo:text-indent="-5.40pt">
        <style:tab-stops>
          <style:tab-stop style:position="6.20pt"/>
          <style:tab-stop style:position="3382.15pt"/>
          <style:tab-stop style:position="421098.50pt" style:type="right"/>
          <style:tab-stop style:position="-23.15pt"/>
          <style:tab-stop style:position="21.00pt"/>
          <style:tab-stop style:position="3382.15pt"/>
          <style:tab-stop style:position="421098.50pt" style:type="right"/>
        </style:tab-stops>
      </style:paragraph-properties>
    </style:style>
    <style:style style:name="P97" style:family="paragraph">
      <style:paragraph-properties fo:line-height="100.00%" fo:text-align="center" fo:margin-top="6.00pt" fo:margin-bottom="6.00pt"/>
    </style:style>
    <style:style style:name="P98" style:family="paragraph">
      <style:paragraph-properties fo:line-height="100.00%" fo:text-align="center" fo:margin-top="6.00pt" fo:margin-bottom="6.00pt">
        <style:tab-stops>
          <style:tab-stop style:position="220.95pt" style:type="center"/>
          <style:tab-stop style:position="324.00pt" style:type="center"/>
          <style:tab-stop style:position="441.90pt" style:type="right"/>
          <style:tab-stop style:position="648.00pt" style:type="right"/>
        </style:tab-stops>
      </style:paragraph-properties>
    </style:style>
    <style:style style:name="P99" style:family="paragraph">
      <style:paragraph-properties fo:line-height="100.00%" fo:text-align="left" fo:margin-top="6.00pt" fo:margin-bottom="6.00pt">
        <style:tab-stops>
          <style:tab-stop style:position="220.95pt" style:type="center"/>
          <style:tab-stop style:position="324.00pt" style:type="center"/>
          <style:tab-stop style:position="441.90pt" style:type="right"/>
          <style:tab-stop style:position="648.00pt" style:type="right"/>
        </style:tab-stops>
      </style:paragraph-properties>
    </style:style>
    <style:style style:name="P100" style:family="paragraph">
      <style:paragraph-properties fo:line-height="100.00%" fo:text-align="center" fo:margin-top="6.00pt" fo:margin-bottom="6.00pt"/>
    </style:style>
    <style:style style:name="P101" style:family="paragraph">
      <style:paragraph-properties fo:line-height="100.00%" fo:text-align="left" fo:margin-left="23.15pt" fo:text-indent="-5.40pt">
        <style:tab-stops>
          <style:tab-stop style:position="6.20pt"/>
          <style:tab-stop style:position="3382.15pt"/>
          <style:tab-stop style:position="421098.50pt" style:type="right"/>
          <style:tab-stop style:position="-23.15pt"/>
          <style:tab-stop style:position="21.00pt"/>
          <style:tab-stop style:position="3382.15pt"/>
          <style:tab-stop style:position="421098.50pt" style:type="right"/>
        </style:tab-stops>
      </style:paragraph-properties>
    </style:style>
    <style:style style:name="P102" style:family="paragraph">
      <style:paragraph-properties fo:line-height="100.00%" fo:text-align="center" fo:margin-top="6.00pt" fo:margin-bottom="6.00pt"/>
    </style:style>
    <style:style style:name="P103" style:family="paragraph">
      <style:paragraph-properties fo:line-height="100.00%" fo:text-align="center" fo:margin-top="6.00pt" fo:margin-bottom="6.00pt">
        <style:tab-stops>
          <style:tab-stop style:position="220.95pt" style:type="center"/>
          <style:tab-stop style:position="324.00pt" style:type="center"/>
          <style:tab-stop style:position="441.90pt" style:type="right"/>
          <style:tab-stop style:position="648.00pt" style:type="right"/>
        </style:tab-stops>
      </style:paragraph-properties>
    </style:style>
    <style:style style:name="P104" style:family="paragraph">
      <style:paragraph-properties fo:line-height="100.00%" fo:text-align="left" fo:margin-top="6.00pt" fo:margin-bottom="6.00pt">
        <style:tab-stops>
          <style:tab-stop style:position="220.95pt" style:type="center"/>
          <style:tab-stop style:position="324.00pt" style:type="center"/>
          <style:tab-stop style:position="441.90pt" style:type="right"/>
          <style:tab-stop style:position="648.00pt" style:type="right"/>
        </style:tab-stops>
      </style:paragraph-properties>
    </style:style>
    <style:style style:name="P105" style:family="paragraph">
      <style:paragraph-properties fo:line-height="100.00%" fo:text-align="center" fo:margin-top="6.00pt" fo:margin-bottom="6.00pt"/>
    </style:style>
    <style:style style:name="P106" style:family="paragraph">
      <style:paragraph-properties fo:line-height="100.00%" fo:text-align="left" fo:margin-left="23.15pt" fo:text-indent="-5.40pt">
        <style:tab-stops>
          <style:tab-stop style:position="6.20pt"/>
          <style:tab-stop style:position="3382.15pt"/>
          <style:tab-stop style:position="421098.50pt" style:type="right"/>
          <style:tab-stop style:position="-23.15pt"/>
          <style:tab-stop style:position="21.00pt"/>
          <style:tab-stop style:position="3382.15pt"/>
          <style:tab-stop style:position="421098.50pt" style:type="right"/>
        </style:tab-stops>
      </style:paragraph-properties>
    </style:style>
    <style:style style:name="P107" style:family="paragraph">
      <style:paragraph-properties fo:line-height="100.00%" fo:text-align="center" fo:margin-top="6.00pt" fo:margin-bottom="6.00pt"/>
    </style:style>
    <style:style style:name="P108" style:family="paragraph">
      <style:paragraph-properties fo:line-height="100.00%" fo:text-align="center" fo:margin-top="6.00pt" fo:margin-bottom="6.00pt">
        <style:tab-stops>
          <style:tab-stop style:position="220.95pt" style:type="center"/>
          <style:tab-stop style:position="324.00pt" style:type="center"/>
          <style:tab-stop style:position="441.90pt" style:type="right"/>
          <style:tab-stop style:position="648.00pt" style:type="right"/>
        </style:tab-stops>
      </style:paragraph-properties>
    </style:style>
    <style:style style:name="P109" style:family="paragraph">
      <style:paragraph-properties fo:line-height="100.00%" fo:text-align="left" fo:margin-top="6.00pt" fo:margin-bottom="6.00pt">
        <style:tab-stops>
          <style:tab-stop style:position="220.95pt" style:type="center"/>
          <style:tab-stop style:position="324.00pt" style:type="center"/>
          <style:tab-stop style:position="441.90pt" style:type="right"/>
          <style:tab-stop style:position="648.00pt" style:type="right"/>
        </style:tab-stops>
      </style:paragraph-properties>
    </style:style>
    <style:style style:name="P110" style:family="paragraph">
      <style:paragraph-properties fo:line-height="100.00%" fo:text-align="center" fo:margin-top="6.00pt" fo:margin-bottom="6.00pt"/>
    </style:style>
    <style:style style:name="P111" style:family="paragraph">
      <style:paragraph-properties fo:line-height="100.00%" fo:text-align="left" fo:margin-left="23.15pt" fo:text-indent="-5.40pt">
        <style:tab-stops>
          <style:tab-stop style:position="6.20pt"/>
          <style:tab-stop style:position="3382.15pt"/>
          <style:tab-stop style:position="421098.50pt" style:type="right"/>
          <style:tab-stop style:position="-23.15pt"/>
          <style:tab-stop style:position="21.00pt"/>
          <style:tab-stop style:position="3382.15pt"/>
          <style:tab-stop style:position="421098.50pt" style:type="right"/>
        </style:tab-stops>
      </style:paragraph-properties>
    </style:style>
    <style:style style:name="P112" style:family="paragraph">
      <style:paragraph-properties fo:line-height="100.00%" fo:text-align="center" fo:margin-top="6.00pt" fo:margin-bottom="6.00pt"/>
    </style:style>
    <style:style style:name="P113" style:family="paragraph">
      <style:paragraph-properties fo:line-height="100.00%" fo:text-align="center" fo:margin-top="6.00pt" fo:margin-bottom="6.00pt">
        <style:tab-stops>
          <style:tab-stop style:position="220.95pt" style:type="center"/>
          <style:tab-stop style:position="324.00pt" style:type="center"/>
          <style:tab-stop style:position="441.90pt" style:type="right"/>
          <style:tab-stop style:position="648.00pt" style:type="right"/>
        </style:tab-stops>
      </style:paragraph-properties>
    </style:style>
    <style:style style:name="P114" style:family="paragraph">
      <style:paragraph-properties fo:line-height="100.00%" fo:text-align="left" fo:margin-top="6.00pt" fo:margin-bottom="6.00pt">
        <style:tab-stops>
          <style:tab-stop style:position="220.95pt" style:type="center"/>
          <style:tab-stop style:position="324.00pt" style:type="center"/>
          <style:tab-stop style:position="441.90pt" style:type="right"/>
          <style:tab-stop style:position="648.00pt" style:type="right"/>
        </style:tab-stops>
      </style:paragraph-properties>
    </style:style>
    <style:style style:name="P115" style:family="paragraph">
      <style:paragraph-properties fo:line-height="100.00%" fo:text-align="center" fo:margin-top="6.00pt" fo:margin-bottom="6.00pt"/>
    </style:style>
    <style:style style:name="P116" style:family="paragraph">
      <style:paragraph-properties fo:line-height="100.00%" fo:text-align="left" fo:margin-left="23.15pt" fo:text-indent="-5.40pt">
        <style:tab-stops>
          <style:tab-stop style:position="6.20pt"/>
          <style:tab-stop style:position="3382.15pt"/>
          <style:tab-stop style:position="421098.50pt" style:type="right"/>
          <style:tab-stop style:position="-23.15pt"/>
          <style:tab-stop style:position="21.00pt"/>
          <style:tab-stop style:position="3382.15pt"/>
          <style:tab-stop style:position="421098.50pt" style:type="right"/>
        </style:tab-stops>
      </style:paragraph-properties>
    </style:style>
    <style:style style:name="P117" style:family="paragraph">
      <style:paragraph-properties fo:line-height="100.00%" fo:text-align="center" fo:margin-top="6.00pt" fo:margin-bottom="6.00pt"/>
    </style:style>
    <style:style style:name="P118" style:family="paragraph">
      <style:paragraph-properties fo:line-height="100.00%" fo:text-align="center" fo:margin-top="6.00pt" fo:margin-bottom="6.00pt">
        <style:tab-stops>
          <style:tab-stop style:position="220.95pt" style:type="center"/>
          <style:tab-stop style:position="324.00pt" style:type="center"/>
          <style:tab-stop style:position="441.90pt" style:type="right"/>
          <style:tab-stop style:position="648.00pt" style:type="right"/>
        </style:tab-stops>
      </style:paragraph-properties>
    </style:style>
    <style:style style:name="P119" style:family="paragraph">
      <style:paragraph-properties fo:line-height="100.00%" fo:text-align="left" fo:margin-top="6.00pt" fo:margin-bottom="6.00pt">
        <style:tab-stops>
          <style:tab-stop style:position="220.95pt" style:type="center"/>
          <style:tab-stop style:position="324.00pt" style:type="center"/>
          <style:tab-stop style:position="441.90pt" style:type="right"/>
          <style:tab-stop style:position="648.00pt" style:type="right"/>
        </style:tab-stops>
      </style:paragraph-properties>
    </style:style>
    <style:style style:name="P120" style:family="paragraph">
      <style:paragraph-properties fo:line-height="100.00%" fo:text-align="center" fo:margin-top="6.00pt" fo:margin-bottom="6.00pt"/>
    </style:style>
    <style:style style:name="P121" style:family="paragraph">
      <style:paragraph-properties fo:line-height="100.00%" fo:text-align="left" fo:margin-left="23.15pt" fo:text-indent="-5.40pt">
        <style:tab-stops>
          <style:tab-stop style:position="6.20pt"/>
          <style:tab-stop style:position="3382.15pt"/>
          <style:tab-stop style:position="421098.50pt" style:type="right"/>
          <style:tab-stop style:position="-23.15pt"/>
          <style:tab-stop style:position="21.00pt"/>
          <style:tab-stop style:position="3382.15pt"/>
          <style:tab-stop style:position="421098.50pt" style:type="right"/>
        </style:tab-stops>
      </style:paragraph-properties>
    </style:style>
    <style:style style:name="P122" style:family="paragraph">
      <style:paragraph-properties fo:line-height="100.00%" fo:text-align="left" fo:margin-left="47.90pt" fo:text-indent="0.00pt"/>
    </style:style>
    <style:style style:name="P123" style:family="paragraph">
      <style:paragraph-properties fo:line-height="100.00%" fo:text-align="left" fo:margin-bottom="3.00pt"/>
    </style:style>
    <style:style style:name="P124" style:family="paragraph">
      <style:paragraph-properties fo:line-height="100.00%" fo:text-align="left"/>
    </style:style>
    <text:list-style style:name="L125">
      <text:list-level-style-bullet text:level="1" text:bullet-char="•">
        <style:list-level-properties text:space-before="-6.00pt" text:min-label-width="18.00pt"/>
        <style:text-properties fo:font-family="Symbol"/>
      </text:list-level-style-bullet>
    </text:list-style>
    <style:style style:name="P125" style:family="paragraph">
      <style:paragraph-properties fo:line-height="100.00%" fo:text-align="left" fo:margin-left="24.00pt" fo:text-indent="-24.00pt" fo:margin-top="12.00pt" fo:margin-bottom="3.00pt">
        <style:tab-stops>
          <style:tab-stop style:position="12.00pt"/>
        </style:tab-stops>
      </style:paragraph-properties>
    </style:style>
    <style:style style:name="P126" style:family="paragraph">
      <style:paragraph-properties fo:line-height="100.00%" fo:text-align="left">
        <style:tab-stops>
          <style:tab-stop style:position="48.00pt"/>
        </style:tab-stops>
      </style:paragraph-properties>
    </style:style>
    <style:style style:name="P127" style:family="paragraph">
      <style:paragraph-properties fo:line-height="100.00%" fo:text-align="left" fo:margin-left="17.15pt" fo:text-indent="-5.40pt">
        <style:tab-stops>
          <style:tab-stop style:position="23.50pt" style:type="center"/>
          <style:tab-stop style:position="3388.15pt"/>
          <style:tab-stop style:position="54102.90pt" style:char="." style:type="char"/>
          <style:tab-stop style:position="810338.05pt"/>
          <style:tab-stop style:position="260.15pt" style:type="center"/>
        </style:tab-stops>
      </style:paragraph-properties>
    </style:style>
    <style:style style:name="P128" style:family="paragraph">
      <style:paragraph-properties fo:line-height="100.00%" fo:text-align="center" fo:margin-top="6.00pt" fo:margin-bottom="6.00pt"/>
    </style:style>
    <style:style style:name="P129" style:family="paragraph">
      <style:paragraph-properties fo:line-height="100.00%" fo:text-align="left" fo:margin-left="17.15pt" fo:text-indent="-5.40pt">
        <style:tab-stops>
          <style:tab-stop style:position="23.50pt" style:type="center"/>
          <style:tab-stop style:position="3388.15pt"/>
          <style:tab-stop style:position="54102.90pt" style:char="." style:type="char"/>
          <style:tab-stop style:position="810338.05pt"/>
          <style:tab-stop style:position="260.15pt" style:type="center"/>
        </style:tab-stops>
      </style:paragraph-properties>
    </style:style>
    <style:style style:name="P130" style:family="paragraph">
      <style:paragraph-properties fo:line-height="100.00%" fo:text-align="left" fo:margin-left="17.15pt" fo:text-indent="-5.40pt">
        <style:tab-stops>
          <style:tab-stop style:position="23.50pt"/>
          <style:tab-stop style:position="3388.15pt"/>
          <style:tab-stop style:position="421104.50pt" style:type="right"/>
          <style:tab-stop style:position="-17.15pt"/>
          <style:tab-stop style:position="26.15pt"/>
          <style:tab-stop style:position="3388.15pt"/>
        </style:tab-stops>
      </style:paragraph-properties>
    </style:style>
    <style:style style:name="P131" style:family="paragraph">
      <style:paragraph-properties fo:line-height="100.00%" fo:text-align="center" fo:margin-top="6.00pt" fo:margin-bottom="6.00pt"/>
    </style:style>
    <style:style style:name="P132" style:family="paragraph">
      <style:paragraph-properties fo:line-height="100.00%" fo:text-align="left" fo:margin-top="6.00pt" fo:margin-bottom="6.00pt"/>
    </style:style>
    <style:style style:name="P133" style:family="paragraph">
      <style:paragraph-properties fo:line-height="100.00%" fo:text-align="center" fo:margin-top="6.00pt" fo:margin-bottom="6.00pt"/>
    </style:style>
    <style:style style:name="P134" style:family="paragraph">
      <style:paragraph-properties fo:line-height="100.00%" fo:text-align="left" fo:margin-top="6.00pt" fo:margin-bottom="6.00pt"/>
    </style:style>
    <style:style style:name="P135" style:family="paragraph">
      <style:paragraph-properties fo:line-height="100.00%" fo:text-align="center" fo:margin-top="6.00pt" fo:margin-bottom="6.00pt"/>
    </style:style>
    <style:style style:name="P136" style:family="paragraph">
      <style:paragraph-properties fo:line-height="100.00%" fo:text-align="left" fo:margin-left="17.15pt" fo:text-indent="-5.40pt">
        <style:tab-stops>
          <style:tab-stop style:position="23.50pt"/>
          <style:tab-stop style:position="3388.15pt"/>
          <style:tab-stop style:position="421104.50pt" style:type="right"/>
          <style:tab-stop style:position="-17.15pt"/>
          <style:tab-stop style:position="26.15pt"/>
          <style:tab-stop style:position="3388.15pt"/>
        </style:tab-stops>
      </style:paragraph-properties>
    </style:style>
    <style:style style:name="P137" style:family="paragraph">
      <style:paragraph-properties fo:line-height="100.00%" fo:text-align="center" fo:margin-top="6.00pt" fo:margin-bottom="6.00pt"/>
    </style:style>
    <style:style style:name="P138" style:family="paragraph">
      <style:paragraph-properties fo:line-height="100.00%" fo:text-align="center" fo:margin-top="6.00pt" fo:margin-bottom="6.00pt">
        <style:tab-stops>
          <style:tab-stop style:position="220.95pt" style:type="center"/>
          <style:tab-stop style:position="324.00pt" style:type="center"/>
          <style:tab-stop style:position="441.90pt" style:type="right"/>
          <style:tab-stop style:position="648.00pt" style:type="right"/>
        </style:tab-stops>
      </style:paragraph-properties>
    </style:style>
    <style:style style:name="P139" style:family="paragraph">
      <style:paragraph-properties fo:line-height="100.00%" fo:text-align="left" fo:margin-top="6.00pt" fo:margin-bottom="6.00pt">
        <style:tab-stops>
          <style:tab-stop style:position="220.95pt" style:type="center"/>
          <style:tab-stop style:position="324.00pt" style:type="center"/>
          <style:tab-stop style:position="441.90pt" style:type="right"/>
          <style:tab-stop style:position="648.00pt" style:type="right"/>
        </style:tab-stops>
      </style:paragraph-properties>
    </style:style>
    <style:style style:name="P140" style:family="paragraph">
      <style:paragraph-properties fo:line-height="100.00%" fo:text-align="center" fo:margin-top="6.00pt" fo:margin-bottom="6.00pt"/>
    </style:style>
    <style:style style:name="P141" style:family="paragraph">
      <style:paragraph-properties fo:line-height="100.00%" fo:text-align="left" fo:margin-top="6.00pt" fo:margin-bottom="6.00pt"/>
    </style:style>
    <style:style style:name="P142" style:family="paragraph">
      <style:paragraph-properties fo:line-height="100.00%" fo:text-align="center" fo:margin-top="6.00pt" fo:margin-bottom="6.00pt"/>
    </style:style>
    <style:style style:name="P143" style:family="paragraph">
      <style:paragraph-properties fo:line-height="100.00%" fo:text-align="left" fo:margin-left="17.15pt" fo:text-indent="-5.40pt">
        <style:tab-stops>
          <style:tab-stop style:position="23.50pt"/>
          <style:tab-stop style:position="3388.15pt"/>
          <style:tab-stop style:position="421104.50pt" style:type="right"/>
          <style:tab-stop style:position="-17.15pt"/>
          <style:tab-stop style:position="26.15pt"/>
          <style:tab-stop style:position="3388.15pt"/>
        </style:tab-stops>
      </style:paragraph-properties>
    </style:style>
    <style:style style:name="P144" style:family="paragraph">
      <style:paragraph-properties fo:line-height="100.00%" fo:text-align="left" fo:margin-left="17.15pt" fo:text-indent="-5.40pt">
        <style:tab-stops>
          <style:tab-stop style:position="23.50pt"/>
          <style:tab-stop style:position="3388.15pt"/>
          <style:tab-stop style:position="421104.50pt" style:type="right"/>
          <style:tab-stop style:position="-17.15pt"/>
          <style:tab-stop style:position="26.15pt"/>
          <style:tab-stop style:position="3388.15pt"/>
        </style:tab-stops>
      </style:paragraph-properties>
    </style:style>
    <style:style style:name="P145" style:family="paragraph">
      <style:paragraph-properties fo:line-height="100.00%" fo:text-align="center" fo:margin-top="6.00pt" fo:margin-bottom="6.00pt"/>
    </style:style>
    <style:style style:name="P146" style:family="paragraph">
      <style:paragraph-properties fo:line-height="100.00%" fo:text-align="center" fo:margin-top="6.00pt" fo:margin-bottom="6.00pt">
        <style:tab-stops>
          <style:tab-stop style:position="220.95pt" style:type="center"/>
          <style:tab-stop style:position="324.00pt" style:type="center"/>
          <style:tab-stop style:position="441.90pt" style:type="right"/>
          <style:tab-stop style:position="648.00pt" style:type="right"/>
        </style:tab-stops>
      </style:paragraph-properties>
    </style:style>
    <style:style style:name="P147" style:family="paragraph">
      <style:paragraph-properties fo:line-height="100.00%" fo:text-align="left" fo:margin-top="6.00pt" fo:margin-bottom="6.00pt">
        <style:tab-stops>
          <style:tab-stop style:position="220.95pt" style:type="center"/>
          <style:tab-stop style:position="324.00pt" style:type="center"/>
          <style:tab-stop style:position="441.90pt" style:type="right"/>
          <style:tab-stop style:position="648.00pt" style:type="right"/>
        </style:tab-stops>
      </style:paragraph-properties>
    </style:style>
    <style:style style:name="P148" style:family="paragraph">
      <style:paragraph-properties fo:line-height="100.00%" fo:text-align="center" fo:margin-top="6.00pt" fo:margin-bottom="6.00pt"/>
    </style:style>
    <style:style style:name="P149" style:family="paragraph">
      <style:paragraph-properties fo:line-height="100.00%" fo:text-align="left" fo:margin-top="6.00pt" fo:margin-bottom="6.00pt"/>
    </style:style>
    <style:style style:name="P150" style:family="paragraph">
      <style:paragraph-properties fo:line-height="100.00%" fo:text-align="center" fo:margin-top="6.00pt" fo:margin-bottom="6.00pt"/>
    </style:style>
    <style:style style:name="P151" style:family="paragraph">
      <style:paragraph-properties fo:line-height="100.00%" fo:text-align="left" fo:margin-left="17.15pt" fo:text-indent="-5.40pt">
        <style:tab-stops>
          <style:tab-stop style:position="23.50pt"/>
          <style:tab-stop style:position="3388.15pt"/>
          <style:tab-stop style:position="421104.50pt" style:type="right"/>
          <style:tab-stop style:position="-17.15pt"/>
          <style:tab-stop style:position="26.15pt"/>
          <style:tab-stop style:position="3388.15pt"/>
        </style:tab-stops>
      </style:paragraph-properties>
    </style:style>
    <style:style style:name="P152" style:family="paragraph">
      <style:paragraph-properties fo:line-height="100.00%" fo:text-align="left" fo:margin-left="17.15pt" fo:text-indent="-5.40pt">
        <style:tab-stops>
          <style:tab-stop style:position="23.50pt"/>
          <style:tab-stop style:position="3388.15pt"/>
          <style:tab-stop style:position="421104.50pt" style:type="right"/>
          <style:tab-stop style:position="-17.15pt"/>
          <style:tab-stop style:position="26.15pt"/>
          <style:tab-stop style:position="3388.15pt"/>
        </style:tab-stops>
      </style:paragraph-properties>
    </style:style>
    <style:style style:name="P153" style:family="paragraph">
      <style:paragraph-properties fo:line-height="100.00%" fo:text-align="center" fo:margin-top="6.00pt" fo:margin-bottom="6.00pt"/>
    </style:style>
    <style:style style:name="P154" style:family="paragraph">
      <style:paragraph-properties fo:line-height="100.00%" fo:text-align="center" fo:margin-top="6.00pt" fo:margin-bottom="6.00pt">
        <style:tab-stops>
          <style:tab-stop style:position="220.95pt" style:type="center"/>
          <style:tab-stop style:position="324.00pt" style:type="center"/>
          <style:tab-stop style:position="441.90pt" style:type="right"/>
          <style:tab-stop style:position="648.00pt" style:type="right"/>
        </style:tab-stops>
      </style:paragraph-properties>
    </style:style>
    <style:style style:name="P155" style:family="paragraph">
      <style:paragraph-properties fo:line-height="100.00%" fo:text-align="left" fo:margin-top="6.00pt" fo:margin-bottom="6.00pt">
        <style:tab-stops>
          <style:tab-stop style:position="220.95pt" style:type="center"/>
          <style:tab-stop style:position="324.00pt" style:type="center"/>
          <style:tab-stop style:position="441.90pt" style:type="right"/>
          <style:tab-stop style:position="648.00pt" style:type="right"/>
        </style:tab-stops>
      </style:paragraph-properties>
    </style:style>
    <style:style style:name="P156" style:family="paragraph">
      <style:paragraph-properties fo:line-height="100.00%" fo:text-align="center" fo:margin-top="6.00pt" fo:margin-bottom="6.00pt"/>
    </style:style>
    <style:style style:name="P157" style:family="paragraph">
      <style:paragraph-properties fo:line-height="100.00%" fo:text-align="left" fo:margin-top="6.00pt" fo:margin-bottom="6.00pt"/>
    </style:style>
    <style:style style:name="P158" style:family="paragraph">
      <style:paragraph-properties fo:line-height="100.00%" fo:text-align="center" fo:margin-top="6.00pt" fo:margin-bottom="6.00pt"/>
    </style:style>
    <style:style style:name="P159" style:family="paragraph">
      <style:paragraph-properties fo:line-height="100.00%" fo:text-align="left" fo:margin-left="17.15pt" fo:text-indent="-5.40pt">
        <style:tab-stops>
          <style:tab-stop style:position="23.50pt"/>
          <style:tab-stop style:position="3388.15pt"/>
          <style:tab-stop style:position="421104.50pt" style:type="right"/>
          <style:tab-stop style:position="-17.15pt"/>
          <style:tab-stop style:position="26.15pt"/>
          <style:tab-stop style:position="3388.15pt"/>
        </style:tab-stops>
      </style:paragraph-properties>
    </style:style>
    <style:style style:name="P160" style:family="paragraph">
      <style:paragraph-properties fo:line-height="100.00%" fo:text-align="left" fo:margin-left="17.15pt" fo:text-indent="-5.40pt">
        <style:tab-stops>
          <style:tab-stop style:position="23.50pt"/>
          <style:tab-stop style:position="3388.15pt"/>
          <style:tab-stop style:position="421104.50pt" style:type="right"/>
          <style:tab-stop style:position="-17.15pt"/>
          <style:tab-stop style:position="26.15pt"/>
          <style:tab-stop style:position="3388.15pt"/>
        </style:tab-stops>
      </style:paragraph-properties>
    </style:style>
    <style:style style:name="P161" style:family="paragraph">
      <style:paragraph-properties fo:line-height="100.00%" fo:text-align="center" fo:margin-top="6.00pt" fo:margin-bottom="6.00pt"/>
    </style:style>
    <style:style style:name="P162" style:family="paragraph">
      <style:paragraph-properties fo:line-height="100.00%" fo:text-align="center" fo:margin-top="6.00pt" fo:margin-bottom="6.00pt">
        <style:tab-stops>
          <style:tab-stop style:position="220.95pt" style:type="center"/>
          <style:tab-stop style:position="324.00pt" style:type="center"/>
          <style:tab-stop style:position="441.90pt" style:type="right"/>
          <style:tab-stop style:position="648.00pt" style:type="right"/>
        </style:tab-stops>
      </style:paragraph-properties>
    </style:style>
    <style:style style:name="P163" style:family="paragraph">
      <style:paragraph-properties fo:line-height="100.00%" fo:text-align="left" fo:margin-top="6.00pt" fo:margin-bottom="6.00pt">
        <style:tab-stops>
          <style:tab-stop style:position="220.95pt" style:type="center"/>
          <style:tab-stop style:position="324.00pt" style:type="center"/>
          <style:tab-stop style:position="441.90pt" style:type="right"/>
          <style:tab-stop style:position="648.00pt" style:type="right"/>
        </style:tab-stops>
      </style:paragraph-properties>
    </style:style>
    <style:style style:name="P164" style:family="paragraph">
      <style:paragraph-properties fo:line-height="100.00%" fo:text-align="center" fo:margin-top="6.00pt" fo:margin-bottom="6.00pt"/>
    </style:style>
    <style:style style:name="P165" style:family="paragraph">
      <style:paragraph-properties fo:line-height="100.00%" fo:text-align="left" fo:margin-top="6.00pt" fo:margin-bottom="6.00pt"/>
    </style:style>
    <style:style style:name="P166" style:family="paragraph">
      <style:paragraph-properties fo:line-height="100.00%" fo:text-align="center" fo:margin-top="6.00pt" fo:margin-bottom="6.00pt"/>
    </style:style>
    <style:style style:name="P167" style:family="paragraph">
      <style:paragraph-properties fo:line-height="100.00%" fo:text-align="left" fo:margin-left="17.15pt" fo:text-indent="-5.40pt">
        <style:tab-stops>
          <style:tab-stop style:position="23.50pt"/>
          <style:tab-stop style:position="3388.15pt"/>
          <style:tab-stop style:position="421104.50pt" style:type="right"/>
          <style:tab-stop style:position="-17.15pt"/>
          <style:tab-stop style:position="26.15pt"/>
          <style:tab-stop style:position="3388.15pt"/>
        </style:tab-stops>
      </style:paragraph-properties>
    </style:style>
    <style:style style:name="P168" style:family="paragraph">
      <style:paragraph-properties fo:line-height="100.00%" fo:text-align="left" fo:margin-left="17.15pt" fo:text-indent="-5.40pt">
        <style:tab-stops>
          <style:tab-stop style:position="23.50pt"/>
          <style:tab-stop style:position="3388.15pt"/>
          <style:tab-stop style:position="421104.50pt" style:type="right"/>
          <style:tab-stop style:position="-17.15pt"/>
          <style:tab-stop style:position="26.15pt"/>
          <style:tab-stop style:position="3388.15pt"/>
        </style:tab-stops>
      </style:paragraph-properties>
    </style:style>
    <style:style style:name="P169" style:family="paragraph">
      <style:paragraph-properties fo:line-height="100.00%" fo:text-align="center" fo:margin-top="6.00pt" fo:margin-bottom="6.00pt"/>
    </style:style>
    <style:style style:name="P170" style:family="paragraph">
      <style:paragraph-properties fo:line-height="100.00%" fo:text-align="center" fo:margin-top="6.00pt" fo:margin-bottom="6.00pt">
        <style:tab-stops>
          <style:tab-stop style:position="220.95pt" style:type="center"/>
          <style:tab-stop style:position="324.00pt" style:type="center"/>
          <style:tab-stop style:position="441.90pt" style:type="right"/>
          <style:tab-stop style:position="648.00pt" style:type="right"/>
        </style:tab-stops>
      </style:paragraph-properties>
    </style:style>
    <style:style style:name="P171" style:family="paragraph">
      <style:paragraph-properties fo:line-height="100.00%" fo:text-align="left" fo:margin-top="6.00pt" fo:margin-bottom="6.00pt">
        <style:tab-stops>
          <style:tab-stop style:position="220.95pt" style:type="center"/>
          <style:tab-stop style:position="324.00pt" style:type="center"/>
          <style:tab-stop style:position="441.90pt" style:type="right"/>
          <style:tab-stop style:position="648.00pt" style:type="right"/>
        </style:tab-stops>
      </style:paragraph-properties>
    </style:style>
    <style:style style:name="P172" style:family="paragraph">
      <style:paragraph-properties fo:line-height="100.00%" fo:text-align="center" fo:margin-top="6.00pt" fo:margin-bottom="6.00pt"/>
    </style:style>
    <style:style style:name="P173" style:family="paragraph">
      <style:paragraph-properties fo:line-height="100.00%" fo:text-align="left" fo:margin-top="6.00pt" fo:margin-bottom="6.00pt"/>
    </style:style>
    <style:style style:name="P174" style:family="paragraph">
      <style:paragraph-properties fo:line-height="100.00%" fo:text-align="center" fo:margin-top="6.00pt" fo:margin-bottom="6.00pt"/>
    </style:style>
    <style:style style:name="P175" style:family="paragraph">
      <style:paragraph-properties fo:line-height="100.00%" fo:text-align="left" fo:margin-left="17.15pt" fo:text-indent="-5.40pt">
        <style:tab-stops>
          <style:tab-stop style:position="23.50pt"/>
          <style:tab-stop style:position="3388.15pt"/>
          <style:tab-stop style:position="421104.50pt" style:type="right"/>
          <style:tab-stop style:position="-17.15pt"/>
          <style:tab-stop style:position="26.15pt"/>
          <style:tab-stop style:position="3388.15pt"/>
        </style:tab-stops>
      </style:paragraph-properties>
    </style:style>
    <style:style style:name="P176" style:family="paragraph">
      <style:paragraph-properties fo:line-height="100.00%" fo:text-align="left" fo:margin-left="17.15pt" fo:text-indent="-5.40pt">
        <style:tab-stops>
          <style:tab-stop style:position="23.50pt"/>
          <style:tab-stop style:position="3388.15pt"/>
          <style:tab-stop style:position="421104.50pt" style:type="right"/>
          <style:tab-stop style:position="-17.15pt"/>
          <style:tab-stop style:position="26.15pt"/>
          <style:tab-stop style:position="3388.15pt"/>
        </style:tab-stops>
      </style:paragraph-properties>
    </style:style>
    <style:style style:name="P177" style:family="paragraph">
      <style:paragraph-properties fo:line-height="100.00%" fo:text-align="center" fo:margin-top="6.00pt" fo:margin-bottom="6.00pt"/>
    </style:style>
    <style:style style:name="P178" style:family="paragraph">
      <style:paragraph-properties fo:line-height="100.00%" fo:text-align="center" fo:margin-top="6.00pt" fo:margin-bottom="6.00pt">
        <style:tab-stops>
          <style:tab-stop style:position="220.95pt" style:type="center"/>
          <style:tab-stop style:position="324.00pt" style:type="center"/>
          <style:tab-stop style:position="441.90pt" style:type="right"/>
          <style:tab-stop style:position="648.00pt" style:type="right"/>
        </style:tab-stops>
      </style:paragraph-properties>
    </style:style>
    <style:style style:name="P179" style:family="paragraph">
      <style:paragraph-properties fo:line-height="100.00%" fo:text-align="left" fo:margin-top="6.00pt" fo:margin-bottom="6.00pt">
        <style:tab-stops>
          <style:tab-stop style:position="220.95pt" style:type="center"/>
          <style:tab-stop style:position="324.00pt" style:type="center"/>
          <style:tab-stop style:position="441.90pt" style:type="right"/>
          <style:tab-stop style:position="648.00pt" style:type="right"/>
        </style:tab-stops>
      </style:paragraph-properties>
    </style:style>
    <style:style style:name="P180" style:family="paragraph">
      <style:paragraph-properties fo:line-height="100.00%" fo:text-align="center" fo:margin-top="6.00pt" fo:margin-bottom="6.00pt"/>
    </style:style>
    <style:style style:name="P181" style:family="paragraph">
      <style:paragraph-properties fo:line-height="100.00%" fo:text-align="left" fo:margin-top="6.00pt" fo:margin-bottom="6.00pt"/>
    </style:style>
    <style:style style:name="P182" style:family="paragraph">
      <style:paragraph-properties fo:line-height="100.00%" fo:text-align="center" fo:margin-top="6.00pt" fo:margin-bottom="6.00pt"/>
    </style:style>
    <style:style style:name="P183" style:family="paragraph">
      <style:paragraph-properties fo:line-height="100.00%" fo:text-align="left" fo:margin-left="17.15pt" fo:text-indent="-5.40pt">
        <style:tab-stops>
          <style:tab-stop style:position="23.50pt"/>
          <style:tab-stop style:position="3388.15pt"/>
          <style:tab-stop style:position="421104.50pt" style:type="right"/>
          <style:tab-stop style:position="-17.15pt"/>
          <style:tab-stop style:position="26.15pt"/>
          <style:tab-stop style:position="3388.15pt"/>
        </style:tab-stops>
      </style:paragraph-properties>
    </style:style>
    <style:style style:name="P184" style:family="paragraph">
      <style:paragraph-properties fo:line-height="100.00%" fo:text-align="left" fo:margin-left="17.15pt" fo:text-indent="-5.40pt">
        <style:tab-stops>
          <style:tab-stop style:position="23.50pt"/>
          <style:tab-stop style:position="3388.15pt"/>
          <style:tab-stop style:position="421104.50pt" style:type="right"/>
          <style:tab-stop style:position="-17.15pt"/>
          <style:tab-stop style:position="26.15pt"/>
          <style:tab-stop style:position="3388.15pt"/>
        </style:tab-stops>
      </style:paragraph-properties>
    </style:style>
    <style:style style:name="P185" style:family="paragraph">
      <style:paragraph-properties fo:line-height="100.00%" fo:text-align="center" fo:margin-top="6.00pt" fo:margin-bottom="6.00pt"/>
    </style:style>
    <style:style style:name="P186" style:family="paragraph">
      <style:paragraph-properties fo:line-height="100.00%" fo:text-align="center" fo:margin-top="6.00pt" fo:margin-bottom="6.00pt">
        <style:tab-stops>
          <style:tab-stop style:position="220.95pt" style:type="center"/>
          <style:tab-stop style:position="324.00pt" style:type="center"/>
          <style:tab-stop style:position="441.90pt" style:type="right"/>
          <style:tab-stop style:position="648.00pt" style:type="right"/>
        </style:tab-stops>
      </style:paragraph-properties>
    </style:style>
    <style:style style:name="P187" style:family="paragraph">
      <style:paragraph-properties fo:line-height="100.00%" fo:text-align="left" fo:margin-top="6.00pt" fo:margin-bottom="6.00pt">
        <style:tab-stops>
          <style:tab-stop style:position="220.95pt" style:type="center"/>
          <style:tab-stop style:position="324.00pt" style:type="center"/>
          <style:tab-stop style:position="441.90pt" style:type="right"/>
          <style:tab-stop style:position="648.00pt" style:type="right"/>
        </style:tab-stops>
      </style:paragraph-properties>
    </style:style>
    <style:style style:name="P188" style:family="paragraph">
      <style:paragraph-properties fo:line-height="100.00%" fo:text-align="center" fo:margin-top="6.00pt" fo:margin-bottom="6.00pt"/>
    </style:style>
    <style:style style:name="P189" style:family="paragraph">
      <style:paragraph-properties fo:line-height="100.00%" fo:text-align="left" fo:margin-top="6.00pt" fo:margin-bottom="6.00pt"/>
    </style:style>
    <style:style style:name="P190" style:family="paragraph">
      <style:paragraph-properties fo:line-height="100.00%" fo:text-align="center" fo:margin-top="6.00pt" fo:margin-bottom="6.00pt"/>
    </style:style>
    <style:style style:name="P191" style:family="paragraph">
      <style:paragraph-properties fo:line-height="100.00%" fo:text-align="left" fo:margin-left="17.15pt" fo:text-indent="-5.40pt">
        <style:tab-stops>
          <style:tab-stop style:position="23.50pt"/>
          <style:tab-stop style:position="3388.15pt"/>
          <style:tab-stop style:position="421104.50pt" style:type="right"/>
          <style:tab-stop style:position="-17.15pt"/>
          <style:tab-stop style:position="26.15pt"/>
          <style:tab-stop style:position="3388.15pt"/>
        </style:tab-stops>
      </style:paragraph-properties>
    </style:style>
    <style:style style:name="P192" style:family="paragraph">
      <style:paragraph-properties fo:line-height="100.00%" fo:text-align="left" fo:margin-left="17.15pt" fo:text-indent="-5.40pt">
        <style:tab-stops>
          <style:tab-stop style:position="23.50pt"/>
          <style:tab-stop style:position="3388.15pt"/>
          <style:tab-stop style:position="421104.50pt" style:type="right"/>
          <style:tab-stop style:position="-17.15pt"/>
          <style:tab-stop style:position="26.15pt"/>
          <style:tab-stop style:position="3388.15pt"/>
        </style:tab-stops>
      </style:paragraph-properties>
    </style:style>
    <style:style style:name="P193" style:family="paragraph">
      <style:paragraph-properties fo:line-height="100.00%" fo:text-align="center" fo:margin-top="6.00pt" fo:margin-bottom="6.00pt"/>
    </style:style>
    <style:style style:name="P194" style:family="paragraph">
      <style:paragraph-properties fo:line-height="100.00%" fo:text-align="center" fo:margin-top="6.00pt" fo:margin-bottom="6.00pt">
        <style:tab-stops>
          <style:tab-stop style:position="220.95pt" style:type="center"/>
          <style:tab-stop style:position="324.00pt" style:type="center"/>
          <style:tab-stop style:position="441.90pt" style:type="right"/>
          <style:tab-stop style:position="648.00pt" style:type="right"/>
        </style:tab-stops>
      </style:paragraph-properties>
    </style:style>
    <style:style style:name="P195" style:family="paragraph">
      <style:paragraph-properties fo:line-height="100.00%" fo:text-align="left" fo:margin-top="6.00pt" fo:margin-bottom="6.00pt">
        <style:tab-stops>
          <style:tab-stop style:position="220.95pt" style:type="center"/>
          <style:tab-stop style:position="324.00pt" style:type="center"/>
          <style:tab-stop style:position="441.90pt" style:type="right"/>
          <style:tab-stop style:position="648.00pt" style:type="right"/>
        </style:tab-stops>
      </style:paragraph-properties>
    </style:style>
    <style:style style:name="P196" style:family="paragraph">
      <style:paragraph-properties fo:line-height="100.00%" fo:text-align="center" fo:margin-top="6.00pt" fo:margin-bottom="6.00pt"/>
    </style:style>
    <style:style style:name="P197" style:family="paragraph">
      <style:paragraph-properties fo:line-height="100.00%" fo:text-align="left" fo:margin-top="6.00pt" fo:margin-bottom="6.00pt"/>
    </style:style>
    <style:style style:name="P198" style:family="paragraph">
      <style:paragraph-properties fo:line-height="100.00%" fo:text-align="center" fo:margin-top="6.00pt" fo:margin-bottom="6.00pt"/>
    </style:style>
    <style:style style:name="P199" style:family="paragraph">
      <style:paragraph-properties fo:line-height="100.00%" fo:text-align="left" fo:margin-left="17.15pt" fo:text-indent="-5.40pt">
        <style:tab-stops>
          <style:tab-stop style:position="23.50pt"/>
          <style:tab-stop style:position="3388.15pt"/>
          <style:tab-stop style:position="421104.50pt" style:type="right"/>
          <style:tab-stop style:position="-17.15pt"/>
          <style:tab-stop style:position="26.15pt"/>
          <style:tab-stop style:position="3388.15pt"/>
        </style:tab-stops>
      </style:paragraph-properties>
    </style:style>
    <style:style style:name="P200" style:family="paragraph">
      <style:paragraph-properties fo:line-height="100.00%" fo:text-align="left" fo:margin-left="17.15pt" fo:text-indent="-5.40pt">
        <style:tab-stops>
          <style:tab-stop style:position="23.50pt"/>
          <style:tab-stop style:position="3388.15pt"/>
          <style:tab-stop style:position="421104.50pt" style:type="right"/>
          <style:tab-stop style:position="-17.15pt"/>
          <style:tab-stop style:position="26.15pt"/>
          <style:tab-stop style:position="3388.15pt"/>
        </style:tab-stops>
      </style:paragraph-properties>
    </style:style>
    <style:style style:name="P201" style:family="paragraph">
      <style:paragraph-properties fo:line-height="100.00%" fo:text-align="center" fo:margin-top="6.00pt" fo:margin-bottom="6.00pt"/>
    </style:style>
    <style:style style:name="P202" style:family="paragraph">
      <style:paragraph-properties fo:line-height="100.00%" fo:text-align="center" fo:margin-top="6.00pt" fo:margin-bottom="6.00pt">
        <style:tab-stops>
          <style:tab-stop style:position="220.95pt" style:type="center"/>
          <style:tab-stop style:position="324.00pt" style:type="center"/>
          <style:tab-stop style:position="441.90pt" style:type="right"/>
          <style:tab-stop style:position="648.00pt" style:type="right"/>
        </style:tab-stops>
      </style:paragraph-properties>
    </style:style>
    <style:style style:name="P203" style:family="paragraph">
      <style:paragraph-properties fo:line-height="100.00%" fo:text-align="left" fo:margin-top="6.00pt" fo:margin-bottom="6.00pt">
        <style:tab-stops>
          <style:tab-stop style:position="220.95pt" style:type="center"/>
          <style:tab-stop style:position="324.00pt" style:type="center"/>
          <style:tab-stop style:position="441.90pt" style:type="right"/>
          <style:tab-stop style:position="648.00pt" style:type="right"/>
        </style:tab-stops>
      </style:paragraph-properties>
    </style:style>
    <style:style style:name="P204" style:family="paragraph">
      <style:paragraph-properties fo:line-height="100.00%" fo:text-align="center" fo:margin-top="6.00pt" fo:margin-bottom="6.00pt"/>
    </style:style>
    <style:style style:name="P205" style:family="paragraph">
      <style:paragraph-properties fo:line-height="100.00%" fo:text-align="left" fo:margin-top="6.00pt" fo:margin-bottom="6.00pt"/>
    </style:style>
    <style:style style:name="P206" style:family="paragraph">
      <style:paragraph-properties fo:line-height="100.00%" fo:text-align="center" fo:margin-top="6.00pt" fo:margin-bottom="6.00pt"/>
    </style:style>
    <style:style style:name="P207" style:family="paragraph">
      <style:paragraph-properties fo:line-height="100.00%" fo:text-align="left" fo:margin-left="17.15pt" fo:text-indent="-5.40pt">
        <style:tab-stops>
          <style:tab-stop style:position="23.50pt"/>
          <style:tab-stop style:position="3388.15pt"/>
          <style:tab-stop style:position="421104.50pt" style:type="right"/>
          <style:tab-stop style:position="-17.15pt"/>
          <style:tab-stop style:position="26.15pt"/>
          <style:tab-stop style:position="3388.15pt"/>
        </style:tab-stops>
      </style:paragraph-properties>
    </style:style>
    <style:style style:name="P208" style:family="paragraph">
      <style:paragraph-properties fo:line-height="100.00%" fo:text-align="left" fo:margin-top="12.00pt" fo:margin-bottom="3.00pt"/>
    </style:style>
    <text:list-style style:name="L209">
      <text:list-level-style-bullet text:level="1" text:bullet-char="•">
        <style:list-level-properties text:space-before="-6.00pt" text:min-label-width="18.00pt"/>
        <style:text-properties fo:font-family="Symbol"/>
      </text:list-level-style-bullet>
    </text:list-style>
    <style:style style:name="P209" style:family="paragraph">
      <style:paragraph-properties fo:line-height="100.00%" fo:text-align="left" fo:margin-left="24.00pt" fo:text-indent="-24.00pt" fo:margin-top="12.00pt" fo:margin-bottom="3.00pt">
        <style:tab-stops>
          <style:tab-stop style:position="12.00pt"/>
        </style:tab-stops>
      </style:paragraph-properties>
    </style:style>
    <style:style style:name="P210" style:family="paragraph">
      <style:paragraph-properties fo:line-height="100.00%" fo:text-align="left"/>
    </style:style>
    <text:list-style style:name="L21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11" style:family="paragraph">
      <style:paragraph-properties fo:line-height="100.00%" fo:text-align="left" fo:margin-top="12.00pt" fo:margin-bottom="3.00pt"/>
    </style:style>
    <style:style style:name="P212" style:family="paragraph">
      <style:paragraph-properties fo:line-height="100.00%" fo:text-align="justify" fo:margin-left="18.00pt" fo:text-indent="0.00pt"/>
    </style:style>
    <style:style style:name="P213" style:family="paragraph">
      <style:paragraph-properties fo:line-height="150.00%" fo:text-align="justify" fo:margin-left="36.00pt" fo:text-indent="0.00pt">
        <style:tab-stops>
          <style:tab-stop style:position="90.00pt"/>
        </style:tab-stops>
      </style:paragraph-properties>
    </style:style>
    <style:style style:name="P214" style:family="paragraph">
      <style:paragraph-properties fo:line-height="150.00%" fo:text-align="justify" fo:margin-left="36.00pt" fo:text-indent="0.00pt">
        <style:tab-stops>
          <style:tab-stop style:position="54.00pt"/>
          <style:tab-stop style:position="90.00pt"/>
        </style:tab-stops>
      </style:paragraph-properties>
    </style:style>
    <style:style style:name="P215" style:family="paragraph">
      <style:paragraph-properties fo:line-height="100.00%" fo:text-align="justify" fo:margin-left="60.00pt" fo:text-indent="0.00pt">
        <style:tab-stops>
          <style:tab-stop style:position="54.00pt"/>
        </style:tab-stops>
      </style:paragraph-properties>
    </style:style>
    <text:list-style style:name="L21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16" style:family="paragraph">
      <style:paragraph-properties fo:line-height="100.00%" fo:text-align="left" fo:margin-top="12.00pt" fo:margin-bottom="3.00pt"/>
    </style:style>
    <style:style style:name="P217" style:family="paragraph">
      <style:paragraph-properties fo:line-height="100.00%" fo:text-align="justify" fo:margin-left="18.00pt" fo:text-indent="0.00pt"/>
    </style:style>
    <style:style style:name="P218" style:family="paragraph">
      <style:paragraph-properties fo:line-height="150.00%" fo:text-align="justify" fo:margin-left="36.00pt" fo:text-indent="0.00pt">
        <style:tab-stops>
          <style:tab-stop style:position="84.00pt"/>
          <style:tab-stop style:position="114.00pt"/>
        </style:tab-stops>
      </style:paragraph-properties>
    </style:style>
    <style:style style:name="P219" style:family="paragraph">
      <style:paragraph-properties fo:line-height="150.00%" fo:text-align="justify" fo:margin-left="36.00pt" fo:text-indent="0.00pt">
        <style:tab-stops>
          <style:tab-stop style:position="114.00pt"/>
        </style:tab-stops>
      </style:paragraph-properties>
    </style:style>
    <style:style style:name="P220" style:family="paragraph">
      <style:paragraph-properties fo:line-height="100.00%" fo:text-align="justify" fo:margin-left="60.00pt" fo:text-indent="0.00pt">
        <style:tab-stops>
          <style:tab-stop style:position="54.00pt"/>
        </style:tab-stops>
      </style:paragraph-properties>
    </style:style>
    <text:list-style style:name="L22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21" style:family="paragraph">
      <style:paragraph-properties fo:line-height="100.00%" fo:text-align="left" fo:margin-top="12.00pt" fo:margin-bottom="3.00pt"/>
    </style:style>
    <style:style style:name="P222" style:family="paragraph">
      <style:paragraph-properties fo:line-height="100.00%" fo:text-align="justify" fo:margin-left="60.00pt" fo:text-indent="0.00pt">
        <style:tab-stops>
          <style:tab-stop style:position="54.00pt"/>
        </style:tab-stops>
      </style:paragraph-properties>
    </style:style>
    <style:style style:name="P223" style:family="paragraph">
      <style:paragraph-properties fo:line-height="100.00%" fo:text-align="justify" fo:margin-left="18.00pt" fo:text-indent="17.45pt"/>
    </style:style>
    <style:style style:name="P224" style:family="paragraph">
      <style:paragraph-properties fo:line-height="100.00%" fo:text-align="justify" fo:margin-left="0.00pt" fo:text-indent="21.25pt" fo:margin-top="6.00pt"/>
    </style:style>
    <style:style style:name="P225" style:family="paragraph">
      <style:paragraph-properties fo:line-height="100.00%" fo:text-align="left"/>
    </style:style>
    <style:style style:name="P226" style:family="paragraph">
      <style:paragraph-properties fo:line-height="100.00%" fo:text-align="justify" fo:margin-left="36.00pt" fo:text-indent="0.00pt"/>
    </style:style>
    <style:style style:name="P227" style:family="paragraph">
      <style:paragraph-properties fo:line-height="100.00%" fo:text-align="justify" fo:margin-left="24.00pt" fo:text-indent="0.00pt" fo:margin-bottom="12.00pt"/>
    </style:style>
    <style:style style:name="TableColumn0100" style:family="table-column">
      <style:table-column-properties style:column-width="0.491667in"/>
    </style:style>
    <style:style style:name="TableColumn0101" style:family="table-column">
      <style:table-column-properties style:column-width="0.667361in"/>
    </style:style>
    <style:style style:name="TableColumn0102" style:family="table-column">
      <style:table-column-properties style:column-width="3.956250in"/>
    </style:style>
    <style:style style:name="TableColumn0103" style:family="table-column">
      <style:table-column-properties style:column-width="1.499306in"/>
    </style:style>
    <style:style style:name="TableColumn0104" style:family="table-column">
      <style:table-column-properties style:column-width="1.250694in"/>
    </style:style>
    <style:style style:name="TableColumn0105" style:family="table-column">
      <style:table-column-properties style:column-width="0.850694in"/>
    </style:style>
    <style:style style:name="TableColumn0106" style:family="table-column">
      <style:table-column-properties style:column-width="0.852083in"/>
    </style:style>
    <style:style style:name="Table01" style:family="table">
      <style:table-properties style:width="9.568056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bottom" fo:background-color="#ccffcc"/>
    </style:style>
    <style:style style:name="TableCell0100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ccffcc"/>
    </style:style>
    <style:style style:name="TableCell0100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003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ccffcc"/>
    </style:style>
    <style:style style:name="TableCell010004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ccffcc"/>
    </style:style>
    <style:style style:name="TableCell010005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ccffcc"/>
    </style:style>
    <style:style style:name="TableCell010006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center" fo:background-color="#ccffcc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1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1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103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104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105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106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2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2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203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204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205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206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3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3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303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304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305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306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4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4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403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404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405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406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5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5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503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504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505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506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6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6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603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604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605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606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200" style:family="table-column">
      <style:table-column-properties style:column-width="0.407639in"/>
    </style:style>
    <style:style style:name="TableColumn0201" style:family="table-column">
      <style:table-column-properties style:column-width="0.613194in"/>
    </style:style>
    <style:style style:name="TableColumn0202" style:family="table-column">
      <style:table-column-properties style:column-width="3.969444in"/>
    </style:style>
    <style:style style:name="TableColumn0203" style:family="table-column">
      <style:table-column-properties style:column-width="1.668750in"/>
    </style:style>
    <style:style style:name="TableColumn0204" style:family="table-column">
      <style:table-column-properties style:column-width="1.165278in"/>
    </style:style>
    <style:style style:name="TableColumn0205" style:family="table-column">
      <style:table-column-properties style:column-width="0.845139in"/>
    </style:style>
    <style:style style:name="TableColumn0206" style:family="table-column">
      <style:table-column-properties style:column-width="0.829167in"/>
    </style:style>
    <style:style style:name="Table02" style:family="table">
      <style:table-properties style:width="9.498611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ccffcc"/>
    </style:style>
    <style:style style:name="TableCell0200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ccffcc"/>
    </style:style>
    <style:style style:name="TableCell0200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003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ccffcc"/>
    </style:style>
    <style:style style:name="TableCell020004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ccffcc"/>
    </style:style>
    <style:style style:name="TableCell020005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ccffcc"/>
    </style:style>
    <style:style style:name="TableCell020006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center" fo:background-color="#ccffcc"/>
    </style:style>
    <style:style style:name="TableRow0201" style:family="table-row">
      <style:table-row-properties/>
    </style:style>
    <style:style style:name="TableCell02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1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1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103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104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105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106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2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2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203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204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205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206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3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3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303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304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305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306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4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4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403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404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405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406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5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5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503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504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505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506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6" style:family="table-row">
      <style:table-row-properties/>
    </style:style>
    <style:style style:name="TableCell02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6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6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603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604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605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606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7" style:family="table-row">
      <style:table-row-properties/>
    </style:style>
    <style:style style:name="TableCell020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7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7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703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704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705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706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8" style:family="table-row">
      <style:table-row-properties/>
    </style:style>
    <style:style style:name="TableCell020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8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8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803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804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805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806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9" style:family="table-row">
      <style:table-row-properties/>
    </style:style>
    <style:style style:name="TableCell0209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9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9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903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904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905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906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10" style:family="table-row">
      <style:table-row-properties/>
    </style:style>
    <style:style style:name="TableCell021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10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10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1003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1004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1005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1006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300" style:family="table-column">
      <style:table-column-properties style:column-width="0.564583in"/>
    </style:style>
    <style:style style:name="TableColumn0301" style:family="table-column">
      <style:table-column-properties style:column-width="0.601389in"/>
    </style:style>
    <style:style style:name="TableColumn0302" style:family="table-column">
      <style:table-column-properties style:column-width="3.250000in"/>
    </style:style>
    <style:style style:name="TableColumn0303" style:family="table-column">
      <style:table-column-properties style:column-width="1.415972in"/>
    </style:style>
    <style:style style:name="TableColumn0304" style:family="table-column">
      <style:table-column-properties style:column-width="2.834028in"/>
    </style:style>
    <style:style style:name="TableColumn0305" style:family="table-column">
      <style:table-column-properties style:column-width="1.106250in"/>
    </style:style>
    <style:style style:name="Table03" style:family="table">
      <style:table-properties style:width="9.772222in" fo:margin-left="0.000000in" style:writing-mode="lr" table:align="left" style:may-break-between-rows="true"/>
    </style:style>
    <style:style style:name="TableRow0300" style:family="table-row">
      <style:table-row-properties style:min-row-height="0.185417in"/>
    </style:style>
    <style:style style:name="TableCell03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ccffcc"/>
    </style:style>
    <style:style style:name="TableCell0300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ccffcc"/>
    </style:style>
    <style:style style:name="TableCell0300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30003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ccffcc"/>
    </style:style>
    <style:style style:name="TableCell030004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ccffcc"/>
    </style:style>
    <style:style style:name="TableCell0300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center" fo:background-color="#ccffcc"/>
    </style:style>
    <style:style style:name="TableRow0301" style:family="table-row">
      <style:table-row-properties style:min-row-height="0.200694in"/>
    </style:style>
    <style:style style:name="TableCell03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1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1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103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104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1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2" style:family="table-row">
      <style:table-row-properties style:min-row-height="0.200694in"/>
    </style:style>
    <style:style style:name="TableCell03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2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2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203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204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2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3" style:family="table-row">
      <style:table-row-properties style:min-row-height="0.185417in"/>
    </style:style>
    <style:style style:name="TableCell03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3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3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303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304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3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4" style:family="table-row">
      <style:table-row-properties style:min-row-height="0.200694in"/>
    </style:style>
    <style:style style:name="TableCell03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4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4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403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404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4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5" style:family="table-row">
      <style:table-row-properties style:min-row-height="0.185417in"/>
    </style:style>
    <style:style style:name="TableCell03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5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5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503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504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5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6" style:family="table-row">
      <style:table-row-properties style:min-row-height="0.200694in"/>
    </style:style>
    <style:style style:name="TableCell03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6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6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603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604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6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7" style:family="table-row">
      <style:table-row-properties style:min-row-height="0.185417in"/>
    </style:style>
    <style:style style:name="TableCell030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7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7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703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704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7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8" style:family="table-row">
      <style:table-row-properties style:min-row-height="0.200694in"/>
    </style:style>
    <style:style style:name="TableCell030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8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8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803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804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8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9" style:family="table-row">
      <style:table-row-properties style:min-row-height="0.185417in"/>
    </style:style>
    <style:style style:name="TableCell0309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9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9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903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904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9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10" style:family="table-row">
      <style:table-row-properties style:min-row-height="0.200694in"/>
    </style:style>
    <style:style style:name="TableCell031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10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10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1003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1004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10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/></text:p>
      <text:p text:style-name="P1"><text:span text:style-name="T1"/></text:p>
      <text:p text:style-name="P2"><text:span text:style-name="T1"/></text:p>
      <text:p text:style-name="P3"><text:span text:style-name="T2">Relatório de Acompanhamento</text:span></text:p>
      <text:p text:style-name="P4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4">Nome do Projeto - Versão 9.9</text:span></text:p>
      <text:p text:style-name="P6"><text:span text:style-name="T5">Nome do Módulo - Release 9.9</text:span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8"><text:span text:style-name="T7">Versão do Documento:</text:span><text:span text:style-name="T8"><text:s/>9.9</text:span></text:p>
      <text:p text:style-name="P9"><text:span text:style-name="T9"/></text:p>
      <text:p text:style-name="P10"><text:span text:style-name="T10">Sumário</text:span></text:p>
      <text:p text:style-name="P11"><text:span text:style-name="T11"/></text:p>
      <text:p text:style-name="P11"><text:span text:style-name="T11"/></text:p>
      <text:p text:style-name="P12"><text:a xlink:href="#1.Realizações Planejadas |outline"><text:span text:style-name="T13">1.Realizações Planejadas<text:s/></text:span></text:a><text:span text:style-name="T14"><text:tab/></text:span><text:a xlink:href="#1.Realizações Planejadas |outline"><text:span text:style-name="T16">3</text:span></text:a><text:span text:style-name="T17"/></text:p>
      <text:p text:style-name="P12"><text:a xlink:href="#2.Realizações não Planejadas|outline"><text:span text:style-name="T19">2.Realizações não Planejadas</text:span></text:a><text:span text:style-name="T20"><text:tab/></text:span><text:a xlink:href="#2.Realizações não Planejadas|outline"><text:span text:style-name="T22">4</text:span></text:a><text:span text:style-name="T23"/></text:p>
      <text:p text:style-name="P12"><text:a xlink:href="#3.Atividades do Período Corrente|outline"><text:span text:style-name="T25">3.Atividades do Período Corrente</text:span></text:a><text:span text:style-name="T26"><text:tab/></text:span><text:a xlink:href="#3.Atividades do Período Corrente|outline"><text:span text:style-name="T28">5</text:span></text:a><text:span text:style-name="T29"/></text:p>
      <text:p text:style-name="P12"><text:a xlink:href="#4.Instruções|outline"><text:span text:style-name="T31">4.Instruções</text:span></text:a><text:span text:style-name="T32"><text:tab/></text:span><text:a xlink:href="#4.Instruções|outline"><text:span text:style-name="T34">6</text:span></text:a><text:span text:style-name="T35"/></text:p>
      <text:p text:style-name="P13"><text:span text:style-name="T36">Relatório de Acompanhamento</text:span></text:p>
      <text:p text:style-name="P14"><text:span text:style-name="T37"/></text:p>
      <text:p text:style-name="P15"><text:span text:style-name="T37"/></text:p>
      <text:p text:style-name="P15"><text:span text:style-name="T37"/></text:p>
      <text:p text:style-name="P16"><text:span text:style-name="T37"/></text:p>
      <text:p text:style-name="P16"><text:span text:style-name="T37"/></text:p>
      <text:p text:style-name="P17"><text:span text:style-name="T38">Projeto: <text:tab/>Portal Virtual do Cerrado/ Sistema de Catalogação da Biodiversidade.</text:span></text:p>
      <text:p text:style-name="P18"><text:span text:style-name="T38">Para:<text:tab/></text:span><text:span text:style-name="T39"><text:tab/></text:span><text:span text:style-name="T40">Data da Emissão:<text:s text:c="2"/><text:tab/>09/03/2011</text:span></text:p>
      <text:p text:style-name="P19"><text:span text:style-name="T40">De:<text:tab/>Cally de Souza Afiune<text:tab/>Período :<text:tab/><text:tab/>15/10/2011 à 22/10/2011</text:span></text:p>
      <text:p text:style-name="P20"><text:span text:style-name="T40">CC:<text:tab/>Cally de Souza Afiune, Jhony Kenis Xavier Reny, </text:span></text:p>
      <text:p text:style-name="P21"><text:span text:style-name="T40"><text:tab/>Marttini Silva e Souza<text:s text:c="2"/><text:tab/>Situação do Projeto:<text:tab/>Verde</text:span><text:span text:style-name="T41"/></text:p>
      <text:p text:style-name="P22"><text:span text:style-name="T42"/></text:p>
      <text:list text:style-name="L23">
        <text:list-item>
          <text:p text:style-name="P23"><text:span text:style-name="T43">Realizações Planejadas </text:span></text:p>
        </text:list-item>
      </text:list>
      <text:p text:style-name="P24"><text:span text:style-name="T44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column table:style-name="TableColumn0105"/>
        <table:table-column table:style-name="TableColumn0106"/>
        <table:table-row table:style-name="TableRow0100">
          <table:table-cell table:style-name="TableCell010000">
            <text:p text:style-name="P26"><text:span text:style-name="T45">ID</text:span><text:span text:style-name="T46"/></text:p>
          </table:table-cell>
          <table:table-cell table:style-name="TableCell010001" table:number-columns-spanned="2">
            <text:p text:style-name="P27"><text:span text:style-name="T47">Descrição dos itens / ações</text:span><text:span text:style-name="T48"/></text:p>
          </table:table-cell>
          <table:covered-table-cell/>
          <table:table-cell table:style-name="TableCell010003">
            <text:p text:style-name="P27"><text:span text:style-name="T49">Responsável</text:span><text:span text:style-name="T50"/></text:p>
          </table:table-cell>
          <table:table-cell table:style-name="TableCell010004">
            <text:p text:style-name="P27"><text:span text:style-name="T51">Situação</text:span><text:span text:style-name="T52"/></text:p>
          </table:table-cell>
          <table:table-cell table:style-name="TableCell010005">
            <text:p text:style-name="P28"><text:span text:style-name="T53">Data </text:span></text:p>
            <text:p text:style-name="P29"><text:span text:style-name="T53">Esperada</text:span><text:span text:style-name="T54"/></text:p>
          </table:table-cell>
          <table:table-cell table:style-name="TableCell010006">
            <text:p text:style-name="P30"><text:span text:style-name="T55">Data Finalizada</text:span><text:span text:style-name="T56"/></text:p>
          </table:table-cell>
        </table:table-row>
        <table:table-row table:style-name="TableRow0101">
          <table:table-cell table:style-name="TableCell010100">
            <text:p text:style-name="P33"><text:span text:style-name="T57">1</text:span><text:span text:style-name="T58"/></text:p>
          </table:table-cell>
          <table:table-cell table:style-name="TableCell010101">
            <text:p text:style-name="P34"><text:span text:style-name="T59">1.3</text:span><text:span text:style-name="T60"/></text:p>
          </table:table-cell>
          <table:table-cell table:style-name="TableCell010102">
            <text:p text:style-name="P35"><text:span text:style-name="T61">Revisar Template de definição de requisitos de Relatórios e Usuários</text:span><text:span text:style-name="T62"/></text:p>
          </table:table-cell>
          <table:table-cell table:style-name="TableCell010103">
            <text:p text:style-name="P36"><text:span text:style-name="T63">Jhony</text:span><text:span text:style-name="T64"/></text:p>
          </table:table-cell>
          <table:table-cell table:style-name="TableCell010104">
            <text:p text:style-name="P36"><text:span text:style-name="T65">Em andamento</text:span><text:span text:style-name="T66"/></text:p>
          </table:table-cell>
          <table:table-cell table:style-name="TableCell010105">
            <text:p text:style-name="P36"><text:span text:style-name="T67">12/12/1995</text:span><text:span text:style-name="T68"/></text:p>
          </table:table-cell>
          <table:table-cell table:style-name="TableCell010106">
            <text:p text:style-name="P36"><text:span text:style-name="T69">11/12/1995</text:span><text:span text:style-name="T70"/></text:p>
          </table:table-cell>
        </table:table-row>
        <table:table-row table:style-name="TableRow0102">
          <table:table-cell table:style-name="TableCell010200">
            <text:p text:style-name="P38"><text:span text:style-name="T71">2</text:span><text:span text:style-name="T72"/></text:p>
          </table:table-cell>
          <table:table-cell table:style-name="TableCell010201">
            <text:p text:style-name="P39"><text:span text:style-name="T73">1.4</text:span><text:span text:style-name="T74"/></text:p>
          </table:table-cell>
          <table:table-cell table:style-name="TableCell010202">
            <text:p text:style-name="P40"><text:span text:style-name="T75">Revisar Template de definição de requisitos de Espécimes</text:span><text:span text:style-name="T76"/></text:p>
          </table:table-cell>
          <table:table-cell table:style-name="TableCell010203">
            <text:p text:style-name="P41"><text:span text:style-name="T77">Waléria</text:span><text:span text:style-name="T78"/></text:p>
          </table:table-cell>
          <table:table-cell table:style-name="TableCell010204">
            <text:p text:style-name="P41"><text:span text:style-name="T79">Em andamento</text:span><text:span text:style-name="T80"/></text:p>
          </table:table-cell>
          <table:table-cell table:style-name="TableCell010205">
            <text:p text:style-name="P41"><text:span text:style-name="T81">13/12/1995</text:span><text:span text:style-name="T82"/></text:p>
          </table:table-cell>
          <table:table-cell table:style-name="TableCell010206">
            <text:p text:style-name="P41"><text:span text:style-name="T83">-</text:span><text:span text:style-name="T84"/></text:p>
          </table:table-cell>
        </table:table-row>
        <table:table-row table:style-name="TableRow0103">
          <table:table-cell table:style-name="TableCell010300">
            <text:p text:style-name="P43"><text:span text:style-name="T85">3</text:span><text:span text:style-name="T86"/></text:p>
          </table:table-cell>
          <table:table-cell table:style-name="TableCell010301">
            <text:p text:style-name="P44"><text:span text:style-name="T87">1.5</text:span><text:span text:style-name="T88"/></text:p>
          </table:table-cell>
          <table:table-cell table:style-name="TableCell010302">
            <text:p text:style-name="P45"><text:span text:style-name="T89">Revisar Template de definição de requisitos de Tabelas Básicas</text:span><text:span text:style-name="T90"/></text:p>
          </table:table-cell>
          <table:table-cell table:style-name="TableCell010303">
            <text:p text:style-name="P46"><text:span text:style-name="T91">Marttini</text:span><text:span text:style-name="T92"/></text:p>
          </table:table-cell>
          <table:table-cell table:style-name="TableCell010304">
            <text:p text:style-name="P46"><text:span text:style-name="T93">Em andamento</text:span><text:span text:style-name="T94"/></text:p>
          </table:table-cell>
          <table:table-cell table:style-name="TableCell010305">
            <text:p text:style-name="P46"><text:span text:style-name="T95">12/12/1995</text:span><text:span text:style-name="T96"/></text:p>
          </table:table-cell>
          <table:table-cell table:style-name="TableCell010306">
            <text:p text:style-name="P46"><text:span text:style-name="T97">-</text:span><text:span text:style-name="T98"/></text:p>
          </table:table-cell>
        </table:table-row>
        <table:table-row table:style-name="TableRow0104">
          <table:table-cell table:style-name="TableCell010400">
            <text:p text:style-name="P48"><text:span text:style-name="T99">4</text:span><text:span text:style-name="T100"/></text:p>
          </table:table-cell>
          <table:table-cell table:style-name="TableCell010401">
            <text:p text:style-name="P49"><text:span text:style-name="T101">2.3</text:span><text:span text:style-name="T102"/></text:p>
          </table:table-cell>
          <table:table-cell table:style-name="TableCell010402">
            <text:p text:style-name="P50"><text:span text:style-name="T103">Implementar a parte da visão no projeto</text:span><text:span text:style-name="T104"/></text:p>
          </table:table-cell>
          <table:table-cell table:style-name="TableCell010403">
            <text:p text:style-name="P51"><text:span text:style-name="T105">Cally</text:span><text:span text:style-name="T106"/></text:p>
          </table:table-cell>
          <table:table-cell table:style-name="TableCell010404">
            <text:p text:style-name="P51"><text:span text:style-name="T107">Em andamento</text:span><text:span text:style-name="T108"/></text:p>
          </table:table-cell>
          <table:table-cell table:style-name="TableCell010405">
            <text:p text:style-name="P51"><text:span text:style-name="T109">20/12/1995</text:span><text:span text:style-name="T110"/></text:p>
          </table:table-cell>
          <table:table-cell table:style-name="TableCell010406">
            <text:p text:style-name="P51"><text:span text:style-name="T111">20/12/1995</text:span><text:span text:style-name="T112"/></text:p>
          </table:table-cell>
        </table:table-row>
        <table:table-row table:style-name="TableRow0105">
          <table:table-cell table:style-name="TableCell010500">
            <text:p text:style-name="P53"><text:span text:style-name="T113">5</text:span><text:span text:style-name="T114"/></text:p>
          </table:table-cell>
          <table:table-cell table:style-name="TableCell010501">
            <text:p text:style-name="P54"><text:span text:style-name="T114"/></text:p>
          </table:table-cell>
          <table:table-cell table:style-name="TableCell010502">
            <text:p text:style-name="P55"><text:span text:style-name="T114"/></text:p>
          </table:table-cell>
          <table:table-cell table:style-name="TableCell010503">
            <text:p text:style-name="P56"><text:span text:style-name="T114"/></text:p>
          </table:table-cell>
          <table:table-cell table:style-name="TableCell010504">
            <text:p text:style-name="P56"><text:span text:style-name="T114"/></text:p>
          </table:table-cell>
          <table:table-cell table:style-name="TableCell010505">
            <text:p text:style-name="P56"><text:span text:style-name="T114"/></text:p>
          </table:table-cell>
          <table:table-cell table:style-name="TableCell010506">
            <text:p text:style-name="P56"><text:span text:style-name="T114"/></text:p>
          </table:table-cell>
        </table:table-row>
        <table:table-row table:style-name="TableRow0106">
          <table:table-cell table:style-name="TableCell010600">
            <text:p text:style-name="P58"><text:span text:style-name="T115">6</text:span><text:span text:style-name="T116"/></text:p>
          </table:table-cell>
          <table:table-cell table:style-name="TableCell010601">
            <text:p text:style-name="P59"><text:span text:style-name="T116"/></text:p>
          </table:table-cell>
          <table:table-cell table:style-name="TableCell010602">
            <text:p text:style-name="P60"><text:span text:style-name="T116"/></text:p>
          </table:table-cell>
          <table:table-cell table:style-name="TableCell010603">
            <text:p text:style-name="P61"><text:span text:style-name="T116"/></text:p>
          </table:table-cell>
          <table:table-cell table:style-name="TableCell010604">
            <text:p text:style-name="P61"><text:span text:style-name="T116"/></text:p>
          </table:table-cell>
          <table:table-cell table:style-name="TableCell010605">
            <text:p text:style-name="P61"><text:span text:style-name="T116"/></text:p>
          </table:table-cell>
          <table:table-cell table:style-name="TableCell010606">
            <text:p text:style-name="P61"><text:span text:style-name="T116"/></text:p>
          </table:table-cell>
        </table:table-row>
      </table:table>
      <text:p text:style-name="P63"><text:span text:style-name="T116"/></text:p>
      <text:list text:style-name="L64">
        <text:list-item>
          <text:p text:style-name="P64"><text:span text:style-name="T117">Realizações não Planejadas</text:span></text:p>
        </text:list-item>
      </text:list>
      <text:p text:style-name="P65"><text:span text:style-name="T118"/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column table:style-name="TableColumn0204"/>
        <table:table-column table:style-name="TableColumn0205"/>
        <table:table-column table:style-name="TableColumn0206"/>
        <table:table-row table:style-name="TableRow0200">
          <table:table-cell table:style-name="TableCell020000">
            <text:p text:style-name="P67"><text:span text:style-name="T119">ID</text:span><text:span text:style-name="T120"/></text:p>
          </table:table-cell>
          <table:table-cell table:style-name="TableCell020001" table:number-columns-spanned="2">
            <text:p text:style-name="P67"><text:span text:style-name="T121">Descrição dos itens / ações</text:span><text:span text:style-name="T122"/></text:p>
          </table:table-cell>
          <table:covered-table-cell/>
          <table:table-cell table:style-name="TableCell020003">
            <text:p text:style-name="P67"><text:span text:style-name="T123">Responsável</text:span><text:span text:style-name="T124"/></text:p>
          </table:table-cell>
          <table:table-cell table:style-name="TableCell020004">
            <text:p text:style-name="P68"><text:span text:style-name="T125">Situação</text:span><text:span text:style-name="T126"/></text:p>
          </table:table-cell>
          <table:table-cell table:style-name="TableCell020005">
            <text:p text:style-name="P69"><text:span text:style-name="T127">Data Esperada</text:span><text:span text:style-name="T128"/></text:p>
          </table:table-cell>
          <table:table-cell table:style-name="TableCell020006">
            <text:p text:style-name="P69"><text:span text:style-name="T129">Data Finalizada</text:span><text:span text:style-name="T130"/></text:p>
          </table:table-cell>
        </table:table-row>
        <table:table-row table:style-name="TableRow0201">
          <table:table-cell table:style-name="TableCell020100">
            <text:p text:style-name="P72"><text:span text:style-name="T131">1</text:span><text:span text:style-name="T132"/></text:p>
          </table:table-cell>
          <table:table-cell table:style-name="TableCell020101">
            <text:p text:style-name="P73"><text:span text:style-name="T132"/></text:p>
          </table:table-cell>
          <table:table-cell table:style-name="TableCell020102">
            <text:p text:style-name="P74"><text:span text:style-name="T132"/></text:p>
          </table:table-cell>
          <table:table-cell table:style-name="TableCell020103">
            <text:p text:style-name="P75"><text:span text:style-name="T132"/></text:p>
          </table:table-cell>
          <table:table-cell table:style-name="TableCell020104">
            <text:p text:style-name="P75"><text:span text:style-name="T132"/></text:p>
          </table:table-cell>
          <table:table-cell table:style-name="TableCell020105">
            <text:p text:style-name="P75"><text:span text:style-name="T133">20/12/1995</text:span><text:span text:style-name="T134"/></text:p>
          </table:table-cell>
          <table:table-cell table:style-name="TableCell020106">
            <text:p text:style-name="P75"><text:span text:style-name="T135">-</text:span><text:span text:style-name="T136"/></text:p>
          </table:table-cell>
        </table:table-row>
        <table:table-row table:style-name="TableRow0202">
          <table:table-cell table:style-name="TableCell020200">
            <text:p text:style-name="P77"><text:span text:style-name="T137">2</text:span><text:span text:style-name="T138"/></text:p>
          </table:table-cell>
          <table:table-cell table:style-name="TableCell020201">
            <text:p text:style-name="P78"><text:span text:style-name="T138"/></text:p>
          </table:table-cell>
          <table:table-cell table:style-name="TableCell020202">
            <text:p text:style-name="P79"><text:span text:style-name="T138"/></text:p>
          </table:table-cell>
          <table:table-cell table:style-name="TableCell020203">
            <text:p text:style-name="P80"><text:span text:style-name="T138"/></text:p>
          </table:table-cell>
          <table:table-cell table:style-name="TableCell020204">
            <text:p text:style-name="P80"><text:span text:style-name="T138"/></text:p>
          </table:table-cell>
          <table:table-cell table:style-name="TableCell020205">
            <text:p text:style-name="P80"><text:span text:style-name="T138"/></text:p>
          </table:table-cell>
          <table:table-cell table:style-name="TableCell020206">
            <text:p text:style-name="P80"><text:span text:style-name="T138"/></text:p>
          </table:table-cell>
        </table:table-row>
        <table:table-row table:style-name="TableRow0203">
          <table:table-cell table:style-name="TableCell020300">
            <text:p text:style-name="P82"><text:span text:style-name="T139">3</text:span><text:span text:style-name="T140"/></text:p>
          </table:table-cell>
          <table:table-cell table:style-name="TableCell020301">
            <text:p text:style-name="P83"><text:span text:style-name="T140"/></text:p>
          </table:table-cell>
          <table:table-cell table:style-name="TableCell020302">
            <text:p text:style-name="P84"><text:span text:style-name="T140"/></text:p>
          </table:table-cell>
          <table:table-cell table:style-name="TableCell020303">
            <text:p text:style-name="P85"><text:span text:style-name="T140"/></text:p>
          </table:table-cell>
          <table:table-cell table:style-name="TableCell020304">
            <text:p text:style-name="P85"><text:span text:style-name="T140"/></text:p>
          </table:table-cell>
          <table:table-cell table:style-name="TableCell020305">
            <text:p text:style-name="P85"><text:span text:style-name="T140"/></text:p>
          </table:table-cell>
          <table:table-cell table:style-name="TableCell020306">
            <text:p text:style-name="P85"><text:span text:style-name="T140"/></text:p>
          </table:table-cell>
        </table:table-row>
        <table:table-row table:style-name="TableRow0204">
          <table:table-cell table:style-name="TableCell020400">
            <text:p text:style-name="P87"><text:span text:style-name="T141">4</text:span><text:span text:style-name="T142"/></text:p>
          </table:table-cell>
          <table:table-cell table:style-name="TableCell020401">
            <text:p text:style-name="P88"><text:span text:style-name="T142"/></text:p>
          </table:table-cell>
          <table:table-cell table:style-name="TableCell020402">
            <text:p text:style-name="P89"><text:span text:style-name="T142"/></text:p>
          </table:table-cell>
          <table:table-cell table:style-name="TableCell020403">
            <text:p text:style-name="P90"><text:span text:style-name="T142"/></text:p>
          </table:table-cell>
          <table:table-cell table:style-name="TableCell020404">
            <text:p text:style-name="P90"><text:span text:style-name="T142"/></text:p>
          </table:table-cell>
          <table:table-cell table:style-name="TableCell020405">
            <text:p text:style-name="P90"><text:span text:style-name="T142"/></text:p>
          </table:table-cell>
          <table:table-cell table:style-name="TableCell020406">
            <text:p text:style-name="P90"><text:span text:style-name="T142"/></text:p>
          </table:table-cell>
        </table:table-row>
        <table:table-row table:style-name="TableRow0205">
          <table:table-cell table:style-name="TableCell020500">
            <text:p text:style-name="P92"><text:span text:style-name="T143">5</text:span><text:span text:style-name="T144"/></text:p>
          </table:table-cell>
          <table:table-cell table:style-name="TableCell020501">
            <text:p text:style-name="P93"><text:span text:style-name="T144"/></text:p>
          </table:table-cell>
          <table:table-cell table:style-name="TableCell020502">
            <text:p text:style-name="P94"><text:span text:style-name="T144"/></text:p>
          </table:table-cell>
          <table:table-cell table:style-name="TableCell020503">
            <text:p text:style-name="P95"><text:span text:style-name="T144"/></text:p>
          </table:table-cell>
          <table:table-cell table:style-name="TableCell020504">
            <text:p text:style-name="P95"><text:span text:style-name="T144"/></text:p>
          </table:table-cell>
          <table:table-cell table:style-name="TableCell020505">
            <text:p text:style-name="P95"><text:span text:style-name="T144"/></text:p>
          </table:table-cell>
          <table:table-cell table:style-name="TableCell020506">
            <text:p text:style-name="P95"><text:span text:style-name="T144"/></text:p>
          </table:table-cell>
        </table:table-row>
        <table:table-row table:style-name="TableRow0206">
          <table:table-cell table:style-name="TableCell020600">
            <text:p text:style-name="P97"><text:span text:style-name="T145">6</text:span><text:span text:style-name="T146"/></text:p>
          </table:table-cell>
          <table:table-cell table:style-name="TableCell020601">
            <text:p text:style-name="P98"><text:span text:style-name="T146"/></text:p>
          </table:table-cell>
          <table:table-cell table:style-name="TableCell020602">
            <text:p text:style-name="P99"><text:span text:style-name="T146"/></text:p>
          </table:table-cell>
          <table:table-cell table:style-name="TableCell020603">
            <text:p text:style-name="P100"><text:span text:style-name="T146"/></text:p>
          </table:table-cell>
          <table:table-cell table:style-name="TableCell020604">
            <text:p text:style-name="P100"><text:span text:style-name="T146"/></text:p>
          </table:table-cell>
          <table:table-cell table:style-name="TableCell020605">
            <text:p text:style-name="P100"><text:span text:style-name="T146"/></text:p>
          </table:table-cell>
          <table:table-cell table:style-name="TableCell020606">
            <text:p text:style-name="P100"><text:span text:style-name="T146"/></text:p>
          </table:table-cell>
        </table:table-row>
        <table:table-row table:style-name="TableRow0207">
          <table:table-cell table:style-name="TableCell020700">
            <text:p text:style-name="P102"><text:span text:style-name="T147">7</text:span><text:span text:style-name="T148"/></text:p>
          </table:table-cell>
          <table:table-cell table:style-name="TableCell020701">
            <text:p text:style-name="P103"><text:span text:style-name="T148"/></text:p>
          </table:table-cell>
          <table:table-cell table:style-name="TableCell020702">
            <text:p text:style-name="P104"><text:span text:style-name="T148"/></text:p>
          </table:table-cell>
          <table:table-cell table:style-name="TableCell020703">
            <text:p text:style-name="P105"><text:span text:style-name="T148"/></text:p>
          </table:table-cell>
          <table:table-cell table:style-name="TableCell020704">
            <text:p text:style-name="P105"><text:span text:style-name="T148"/></text:p>
          </table:table-cell>
          <table:table-cell table:style-name="TableCell020705">
            <text:p text:style-name="P105"><text:span text:style-name="T148"/></text:p>
          </table:table-cell>
          <table:table-cell table:style-name="TableCell020706">
            <text:p text:style-name="P105"><text:span text:style-name="T148"/></text:p>
          </table:table-cell>
        </table:table-row>
        <table:table-row table:style-name="TableRow0208">
          <table:table-cell table:style-name="TableCell020800">
            <text:p text:style-name="P107"><text:span text:style-name="T149">8</text:span><text:span text:style-name="T150"/></text:p>
          </table:table-cell>
          <table:table-cell table:style-name="TableCell020801">
            <text:p text:style-name="P108"><text:span text:style-name="T150"/></text:p>
          </table:table-cell>
          <table:table-cell table:style-name="TableCell020802">
            <text:p text:style-name="P109"><text:span text:style-name="T150"/></text:p>
          </table:table-cell>
          <table:table-cell table:style-name="TableCell020803">
            <text:p text:style-name="P110"><text:span text:style-name="T150"/></text:p>
          </table:table-cell>
          <table:table-cell table:style-name="TableCell020804">
            <text:p text:style-name="P110"><text:span text:style-name="T150"/></text:p>
          </table:table-cell>
          <table:table-cell table:style-name="TableCell020805">
            <text:p text:style-name="P110"><text:span text:style-name="T150"/></text:p>
          </table:table-cell>
          <table:table-cell table:style-name="TableCell020806">
            <text:p text:style-name="P110"><text:span text:style-name="T150"/></text:p>
          </table:table-cell>
        </table:table-row>
        <table:table-row table:style-name="TableRow0209">
          <table:table-cell table:style-name="TableCell020900">
            <text:p text:style-name="P112"><text:span text:style-name="T151">9</text:span><text:span text:style-name="T152"/></text:p>
          </table:table-cell>
          <table:table-cell table:style-name="TableCell020901">
            <text:p text:style-name="P113"><text:span text:style-name="T152"/></text:p>
          </table:table-cell>
          <table:table-cell table:style-name="TableCell020902">
            <text:p text:style-name="P114"><text:span text:style-name="T152"/></text:p>
          </table:table-cell>
          <table:table-cell table:style-name="TableCell020903">
            <text:p text:style-name="P115"><text:span text:style-name="T152"/></text:p>
          </table:table-cell>
          <table:table-cell table:style-name="TableCell020904">
            <text:p text:style-name="P115"><text:span text:style-name="T152"/></text:p>
          </table:table-cell>
          <table:table-cell table:style-name="TableCell020905">
            <text:p text:style-name="P115"><text:span text:style-name="T152"/></text:p>
          </table:table-cell>
          <table:table-cell table:style-name="TableCell020906">
            <text:p text:style-name="P115"><text:span text:style-name="T152"/></text:p>
          </table:table-cell>
        </table:table-row>
        <table:table-row table:style-name="TableRow0210">
          <table:table-cell table:style-name="TableCell021000">
            <text:p text:style-name="P117"><text:span text:style-name="T153">10</text:span><text:span text:style-name="T154"/></text:p>
          </table:table-cell>
          <table:table-cell table:style-name="TableCell021001">
            <text:p text:style-name="P118"><text:span text:style-name="T154"/></text:p>
          </table:table-cell>
          <table:table-cell table:style-name="TableCell021002">
            <text:p text:style-name="P119"><text:span text:style-name="T154"/></text:p>
          </table:table-cell>
          <table:table-cell table:style-name="TableCell021003">
            <text:p text:style-name="P120"><text:span text:style-name="T154"/></text:p>
          </table:table-cell>
          <table:table-cell table:style-name="TableCell021004">
            <text:p text:style-name="P120"><text:span text:style-name="T154"/></text:p>
          </table:table-cell>
          <table:table-cell table:style-name="TableCell021005">
            <text:p text:style-name="P120"><text:span text:style-name="T154"/></text:p>
          </table:table-cell>
          <table:table-cell table:style-name="TableCell021006">
            <text:p text:style-name="P120"><text:span text:style-name="T154"/></text:p>
          </table:table-cell>
        </table:table-row>
      </table:table>
      <text:p text:style-name="P122"><text:span text:style-name="T154"/></text:p>
      <text:p text:style-name="P122"><text:span text:style-name="T154"/></text:p>
      <text:p text:style-name="P123"><text:span text:style-name="T154"/></text:p>
      <text:p text:style-name="P124"><text:span text:style-name="T154"/></text:p>
      <text:list text:style-name="L125">
        <text:list-item>
          <text:p text:style-name="P125"><text:span text:style-name="T155">Atividades do Período Corrente</text:span></text:p>
        </text:list-item>
      </text:list>
      <text:p text:style-name="P126"><text:span text:style-name="T156"/></text:p>
      <table:table table:style-name="Table03">
        <table:table-column table:style-name="TableColumn0300"/>
        <table:table-column table:style-name="TableColumn0301"/>
        <table:table-column table:style-name="TableColumn0302"/>
        <table:table-column table:style-name="TableColumn0303"/>
        <table:table-column table:style-name="TableColumn0304"/>
        <table:table-column table:style-name="TableColumn0305"/>
        <table:table-row table:style-name="TableRow0300">
          <table:table-cell table:style-name="TableCell030000">
            <text:p text:style-name="P128"><text:span text:style-name="T157">ID</text:span><text:span text:style-name="T158"/></text:p>
          </table:table-cell>
          <table:table-cell table:style-name="TableCell030001" table:number-columns-spanned="2">
            <text:p text:style-name="P128"><text:span text:style-name="T159">Atividades</text:span><text:span text:style-name="T160"/></text:p>
          </table:table-cell>
          <table:covered-table-cell/>
          <table:table-cell table:style-name="TableCell030003">
            <text:p text:style-name="P128"><text:span text:style-name="T161">Responsável</text:span><text:span text:style-name="T162"/></text:p>
          </table:table-cell>
          <table:table-cell table:style-name="TableCell030004">
            <text:p text:style-name="P128"><text:span text:style-name="T163">Fatores Críticos de Sucesso</text:span><text:span text:style-name="T164"/></text:p>
          </table:table-cell>
          <table:table-cell table:style-name="TableCell030005">
            <text:p text:style-name="P128"><text:span text:style-name="T165">Data Esperada</text:span><text:span text:style-name="T166"/></text:p>
          </table:table-cell>
        </table:table-row>
        <table:table-row table:style-name="TableRow0301">
          <table:table-cell table:style-name="TableCell030100">
            <text:p text:style-name="P131"><text:span text:style-name="T167">1</text:span><text:span text:style-name="T168"/></text:p>
          </table:table-cell>
          <table:table-cell table:style-name="TableCell030101">
            <text:p text:style-name="P131"><text:span text:style-name="T168"/></text:p>
          </table:table-cell>
          <table:table-cell table:style-name="TableCell030102">
            <text:p text:style-name="P132"><text:span text:style-name="T168"/></text:p>
          </table:table-cell>
          <table:table-cell table:style-name="TableCell030103">
            <text:p text:style-name="P133"><text:span text:style-name="T168"/></text:p>
          </table:table-cell>
          <table:table-cell table:style-name="TableCell030104">
            <text:p text:style-name="P134"><text:span text:style-name="T168"/></text:p>
          </table:table-cell>
          <table:table-cell table:style-name="TableCell030105">
            <text:p text:style-name="P135"><text:span text:style-name="T169">18/12/1995</text:span><text:span text:style-name="T170"/></text:p>
          </table:table-cell>
        </table:table-row>
        <table:table-row table:style-name="TableRow0302">
          <table:table-cell table:style-name="TableCell030200">
            <text:p text:style-name="P137"><text:span text:style-name="T171">2</text:span><text:span text:style-name="T172"/></text:p>
          </table:table-cell>
          <table:table-cell table:style-name="TableCell030201">
            <text:p text:style-name="P138"><text:span text:style-name="T172"/></text:p>
          </table:table-cell>
          <table:table-cell table:style-name="TableCell030202">
            <text:p text:style-name="P139"><text:span text:style-name="T172"/></text:p>
          </table:table-cell>
          <table:table-cell table:style-name="TableCell030203">
            <text:p text:style-name="P140"><text:span text:style-name="T172"/></text:p>
          </table:table-cell>
          <table:table-cell table:style-name="TableCell030204">
            <text:p text:style-name="P141"><text:span text:style-name="T172"/></text:p>
          </table:table-cell>
          <table:table-cell table:style-name="TableCell030205">
            <text:p text:style-name="P142"><text:span text:style-name="T173">17/12/1995</text:span><text:span text:style-name="T174"/></text:p>
          </table:table-cell>
        </table:table-row>
        <table:table-row table:style-name="TableRow0303">
          <table:table-cell table:style-name="TableCell030300">
            <text:p text:style-name="P145"><text:span text:style-name="T175">3</text:span><text:span text:style-name="T176"/></text:p>
          </table:table-cell>
          <table:table-cell table:style-name="TableCell030301">
            <text:p text:style-name="P146"><text:span text:style-name="T176"/></text:p>
          </table:table-cell>
          <table:table-cell table:style-name="TableCell030302">
            <text:p text:style-name="P147"><text:span text:style-name="T176"/></text:p>
          </table:table-cell>
          <table:table-cell table:style-name="TableCell030303">
            <text:p text:style-name="P148"><text:span text:style-name="T176"/></text:p>
          </table:table-cell>
          <table:table-cell table:style-name="TableCell030304">
            <text:p text:style-name="P149"><text:span text:style-name="T176"/></text:p>
          </table:table-cell>
          <table:table-cell table:style-name="TableCell030305">
            <text:p text:style-name="P150"><text:span text:style-name="T176"/></text:p>
          </table:table-cell>
        </table:table-row>
        <table:table-row table:style-name="TableRow0304">
          <table:table-cell table:style-name="TableCell030400">
            <text:p text:style-name="P153"><text:span text:style-name="T177">4</text:span><text:span text:style-name="T178"/></text:p>
          </table:table-cell>
          <table:table-cell table:style-name="TableCell030401">
            <text:p text:style-name="P154"><text:span text:style-name="T178"/></text:p>
          </table:table-cell>
          <table:table-cell table:style-name="TableCell030402">
            <text:p text:style-name="P155"><text:span text:style-name="T178"/></text:p>
          </table:table-cell>
          <table:table-cell table:style-name="TableCell030403">
            <text:p text:style-name="P156"><text:span text:style-name="T178"/></text:p>
          </table:table-cell>
          <table:table-cell table:style-name="TableCell030404">
            <text:p text:style-name="P157"><text:span text:style-name="T178"/></text:p>
          </table:table-cell>
          <table:table-cell table:style-name="TableCell030405">
            <text:p text:style-name="P158"><text:span text:style-name="T178"/></text:p>
          </table:table-cell>
        </table:table-row>
        <table:table-row table:style-name="TableRow0305">
          <table:table-cell table:style-name="TableCell030500">
            <text:p text:style-name="P161"><text:span text:style-name="T179">5</text:span><text:span text:style-name="T180"/></text:p>
          </table:table-cell>
          <table:table-cell table:style-name="TableCell030501">
            <text:p text:style-name="P162"><text:span text:style-name="T180"/></text:p>
          </table:table-cell>
          <table:table-cell table:style-name="TableCell030502">
            <text:p text:style-name="P163"><text:span text:style-name="T180"/></text:p>
          </table:table-cell>
          <table:table-cell table:style-name="TableCell030503">
            <text:p text:style-name="P164"><text:span text:style-name="T180"/></text:p>
          </table:table-cell>
          <table:table-cell table:style-name="TableCell030504">
            <text:p text:style-name="P165"><text:span text:style-name="T180"/></text:p>
          </table:table-cell>
          <table:table-cell table:style-name="TableCell030505">
            <text:p text:style-name="P166"><text:span text:style-name="T180"/></text:p>
          </table:table-cell>
        </table:table-row>
        <table:table-row table:style-name="TableRow0306">
          <table:table-cell table:style-name="TableCell030600">
            <text:p text:style-name="P169"><text:span text:style-name="T181">6</text:span><text:span text:style-name="T182"/></text:p>
          </table:table-cell>
          <table:table-cell table:style-name="TableCell030601">
            <text:p text:style-name="P170"><text:span text:style-name="T182"/></text:p>
          </table:table-cell>
          <table:table-cell table:style-name="TableCell030602">
            <text:p text:style-name="P171"><text:span text:style-name="T182"/></text:p>
          </table:table-cell>
          <table:table-cell table:style-name="TableCell030603">
            <text:p text:style-name="P172"><text:span text:style-name="T182"/></text:p>
          </table:table-cell>
          <table:table-cell table:style-name="TableCell030604">
            <text:p text:style-name="P173"><text:span text:style-name="T182"/></text:p>
          </table:table-cell>
          <table:table-cell table:style-name="TableCell030605">
            <text:p text:style-name="P174"><text:span text:style-name="T182"/></text:p>
          </table:table-cell>
        </table:table-row>
        <table:table-row table:style-name="TableRow0307">
          <table:table-cell table:style-name="TableCell030700">
            <text:p text:style-name="P177"><text:span text:style-name="T183">7</text:span><text:span text:style-name="T184"/></text:p>
          </table:table-cell>
          <table:table-cell table:style-name="TableCell030701">
            <text:p text:style-name="P178"><text:span text:style-name="T184"/></text:p>
          </table:table-cell>
          <table:table-cell table:style-name="TableCell030702">
            <text:p text:style-name="P179"><text:span text:style-name="T184"/></text:p>
          </table:table-cell>
          <table:table-cell table:style-name="TableCell030703">
            <text:p text:style-name="P180"><text:span text:style-name="T184"/></text:p>
          </table:table-cell>
          <table:table-cell table:style-name="TableCell030704">
            <text:p text:style-name="P181"><text:span text:style-name="T184"/></text:p>
          </table:table-cell>
          <table:table-cell table:style-name="TableCell030705">
            <text:p text:style-name="P182"><text:span text:style-name="T184"/></text:p>
          </table:table-cell>
        </table:table-row>
        <table:table-row table:style-name="TableRow0308">
          <table:table-cell table:style-name="TableCell030800">
            <text:p text:style-name="P185"><text:span text:style-name="T185">8</text:span><text:span text:style-name="T186"/></text:p>
          </table:table-cell>
          <table:table-cell table:style-name="TableCell030801">
            <text:p text:style-name="P186"><text:span text:style-name="T186"/></text:p>
          </table:table-cell>
          <table:table-cell table:style-name="TableCell030802">
            <text:p text:style-name="P187"><text:span text:style-name="T186"/></text:p>
          </table:table-cell>
          <table:table-cell table:style-name="TableCell030803">
            <text:p text:style-name="P188"><text:span text:style-name="T186"/></text:p>
          </table:table-cell>
          <table:table-cell table:style-name="TableCell030804">
            <text:p text:style-name="P189"><text:span text:style-name="T186"/></text:p>
          </table:table-cell>
          <table:table-cell table:style-name="TableCell030805">
            <text:p text:style-name="P190"><text:span text:style-name="T186"/></text:p>
          </table:table-cell>
        </table:table-row>
        <table:table-row table:style-name="TableRow0309">
          <table:table-cell table:style-name="TableCell030900">
            <text:p text:style-name="P193"><text:span text:style-name="T187">9</text:span><text:span text:style-name="T188"/></text:p>
          </table:table-cell>
          <table:table-cell table:style-name="TableCell030901">
            <text:p text:style-name="P194"><text:span text:style-name="T188"/></text:p>
          </table:table-cell>
          <table:table-cell table:style-name="TableCell030902">
            <text:p text:style-name="P195"><text:span text:style-name="T188"/></text:p>
          </table:table-cell>
          <table:table-cell table:style-name="TableCell030903">
            <text:p text:style-name="P196"><text:span text:style-name="T188"/></text:p>
          </table:table-cell>
          <table:table-cell table:style-name="TableCell030904">
            <text:p text:style-name="P197"><text:span text:style-name="T188"/></text:p>
          </table:table-cell>
          <table:table-cell table:style-name="TableCell030905">
            <text:p text:style-name="P198"><text:span text:style-name="T188"/></text:p>
          </table:table-cell>
        </table:table-row>
        <table:table-row table:style-name="TableRow0310">
          <table:table-cell table:style-name="TableCell031000">
            <text:p text:style-name="P201"><text:span text:style-name="T189">10</text:span><text:span text:style-name="T190"/></text:p>
          </table:table-cell>
          <table:table-cell table:style-name="TableCell031001">
            <text:p text:style-name="P202"><text:span text:style-name="T190"/></text:p>
          </table:table-cell>
          <table:table-cell table:style-name="TableCell031002">
            <text:p text:style-name="P203"><text:span text:style-name="T190"/></text:p>
          </table:table-cell>
          <table:table-cell table:style-name="TableCell031003">
            <text:p text:style-name="P204"><text:span text:style-name="T190"/></text:p>
          </table:table-cell>
          <table:table-cell table:style-name="TableCell031004">
            <text:p text:style-name="P205"><text:span text:style-name="T190"/></text:p>
          </table:table-cell>
          <table:table-cell table:style-name="TableCell031005">
            <text:p text:style-name="P206"><text:span text:style-name="T190"/></text:p>
          </table:table-cell>
        </table:table-row>
      </table:table>
      <text:p text:style-name="P208"><text:span text:style-name="T190"/></text:p>
      <text:list text:style-name="L209">
        <text:list-item>
          <text:p text:style-name="P209"><text:span text:style-name="T191">Instruções</text:span></text:p>
        </text:list-item>
      </text:list>
      <text:p text:style-name="P210"><text:span text:style-name="T192"/></text:p>
      <text:list text:style-name="L211">
        <text:list-item>
          <text:p text:style-name="P211"><text:span text:style-name="T193">Campo “Situação do Projeto”:</text:span></text:p>
        </text:list-item>
      </text:list>
      <text:p text:style-name="P212"><text:span text:style-name="T194"/></text:p>
      <text:p text:style-name="P213"><text:span text:style-name="T195">Verde - <text:tab/>Projeto com orçamento e prazo de acordo com o planejado.</text:span></text:p>
      <text:p text:style-name="P213"><text:span text:style-name="T195">Amarelo - <text:tab/>O projeto tem assuntos que podem ter um efeito adverso no prazo/orçamento.<text:s text:c="2"/>Um plano de ação corretivo está sendo implementado.</text:span></text:p>
      <text:p text:style-name="P213"><text:span text:style-name="T195">Vermelho - <text:tab/>O projeto tem assuntos sérios que podem afetar atributos de desempenho<text:s text:c="2"/>(prazo/orçamento) e sem plano de ação corretivo.<text:s text:c="2"/></text:span></text:p>
      <text:p text:style-name="P214"><text:span text:style-name="T195"><text:tab/><text:tab/></text:span><text:span text:style-name="T196">Atenção imediata da administração é requerida!</text:span></text:p>
      <text:p text:style-name="P215"><text:span text:style-name="T197"/></text:p>
      <text:list text:style-name="L216">
        <text:list-item>
          <text:p text:style-name="P216"><text:span text:style-name="T198">Campo “Acompanhamento”:</text:span></text:p>
        </text:list-item>
      </text:list>
      <text:p text:style-name="P217"><text:span text:style-name="T199"/></text:p>
      <text:p text:style-name="P218"><text:span text:style-name="T200">Não Iniciada<text:tab/>- Atividade ainda não começou.</text:span></text:p>
      <text:p text:style-name="P218"><text:span text:style-name="T200">Em Andamento<text:tab/>- Atividade está em desenvolvimento.</text:span></text:p>
      <text:p text:style-name="P219"><text:span text:style-name="T200">Concluída<text:tab/>- Atividade finalizada.</text:span></text:p>
      <text:p text:style-name="P220"><text:span text:style-name="T201"/></text:p>
      <text:list text:style-name="L221">
        <text:list-item>
          <text:p text:style-name="P221"><text:span text:style-name="T202">Alertas e Atrasos:</text:span></text:p>
        </text:list-item>
      </text:list>
      <text:p text:style-name="P222"><text:span text:style-name="T203"/></text:p>
      <text:p text:style-name="P223"><text:span text:style-name="T204">Todos os itens com atrasos deverão ser registrados no PGP na seção Alerta e Atrasos.</text:span></text:p>
      <text:p text:style-name="P224"><text:span text:style-name="T205"/></text:p>
      <text:p text:style-name="P224"><text:span text:style-name="T205"/></text:p>
      <text:p text:style-name="P224"><text:span text:style-name="T205"/></text:p>
      <text:p text:style-name="P225"><text:span text:style-name="T205"/></text:p>
      <text:p text:style-name="P226"><text:span text:style-name="T205"/></text:p>
      <text:p text:style-name="P227"><text:span text:style-name="T20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